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1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style:cell-protect="protected"/>
    </style:style>
    <style:style style:name="ce15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18" style:family="table-cell" style:parent-style-name="Default" style:data-style-name="N0">
      <style:table-cell-properties fo:border="2pt solid #000000" fo:background-color="#FFFF00"/>
    </style:style>
    <style:style style:name="ce1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2pt solid #000000" fo:background-color="transparent"/>
    </style:style>
    <style:style style:name="ce2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cell-protect="protected"/>
    </style:style>
    <style:style style:name="ce32" style:family="table-cell" style:parent-style-name="Default" style:data-style-name="N0">
      <style:table-cell-properties fo:background-color="transparent" style:cell-protect="protected"/>
    </style:style>
    <style:style style:name="ce3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3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2pt solid #000000" fo:background-color="#FFFF00" style:cell-protect="none"/>
    </style:style>
    <style:style style:name="ce4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3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8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</style:style>
    <style:style style:name="ce92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4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5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103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116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4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top" fo:wrap-option="wrap" style:cell-protect="protected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5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5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1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8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70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71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72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87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center"/>
    </style:style>
    <style:style style:name="ce197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8" style:family="table-cell" style:parent-style-name="Default" style:data-style-name="N0">
      <style:table-cell-properties fo:border="2pt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2.96333333333333cm"/>
    </style:style>
    <style:style style:name="co23" style:family="table-column">
      <style:table-column-properties fo:break-before="auto" style:column-width="3.28083333333333cm"/>
    </style:style>
    <style:style style:name="co24" style:family="table-column">
      <style:table-column-properties fo:break-before="auto" style:column-width="4.365625cm"/>
    </style:style>
    <style:style style:name="co25" style:family="table-column">
      <style:table-column-properties fo:break-before="auto" style:column-width="1.984375cm"/>
    </style:style>
    <style:style style:name="co26" style:family="table-column">
      <style:table-column-properties fo:break-before="auto" style:column-width="2.619375cm"/>
    </style:style>
    <style:style style:name="co27" style:family="table-column">
      <style:table-column-properties fo:break-before="auto" style:column-width="1.45520833333333cm" style:use-optimal-column-width="true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0.714375cm"/>
    </style:style>
    <style:style style:name="co30" style:family="table-column">
      <style:table-column-properties fo:break-before="auto" style:column-width="3.30729166666667cm"/>
    </style:style>
    <style:style style:name="co31" style:family="table-column">
      <style:table-column-properties fo:break-before="auto" style:column-width="4.94770833333333cm"/>
    </style:style>
    <style:style style:name="co32" style:family="table-column">
      <style:table-column-properties fo:break-before="auto" style:column-width="2.143125cm"/>
    </style:style>
    <style:style style:name="co33" style:family="table-column">
      <style:table-column-properties fo:break-before="auto" style:column-width="2.88395833333333cm" style:use-optimal-column-width="true"/>
    </style:style>
    <style:style style:name="co34" style:family="table-column">
      <style:table-column-properties fo:break-before="auto" style:column-width="1.77270833333333cm" style:use-optimal-column-width="true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79916666666667cm" style:use-optimal-column-width="true"/>
    </style:style>
    <style:style style:name="co37" style:family="table-column">
      <style:table-column-properties fo:break-before="auto" style:column-width="2.32833333333333cm" style:use-optimal-column-width="true"/>
    </style:style>
    <style:style style:name="co38" style:family="table-column">
      <style:table-column-properties fo:break-before="auto" style:column-width="1.5875cm"/>
    </style:style>
    <style:style style:name="co39" style:family="table-column">
      <style:table-column-properties fo:break-before="auto" style:column-width="1.93145833333333cm"/>
    </style:style>
    <style:style style:name="co40" style:family="table-column">
      <style:table-column-properties fo:break-before="auto" style:column-width="2.32833333333333cm"/>
    </style:style>
    <style:style style:name="co41" style:family="table-column">
      <style:table-column-properties fo:break-before="auto" style:column-width="8.334375cm"/>
    </style:style>
    <style:style style:name="co42" style:family="table-column">
      <style:table-column-properties fo:break-before="auto" style:column-width="0.767291666666667cm"/>
    </style:style>
    <style:style style:name="co43" style:family="table-column">
      <style:table-column-properties fo:break-before="auto" style:column-width="3.99520833333333cm"/>
    </style:style>
    <style:style style:name="co44" style:family="table-column">
      <style:table-column-properties fo:break-before="auto" style:column-width="2.2225cm"/>
    </style:style>
    <style:style style:name="co45" style:family="table-column">
      <style:table-column-properties fo:break-before="auto" style:column-width="2.01083333333333cm"/>
    </style:style>
    <style:style style:name="co46" style:family="table-column">
      <style:table-column-properties fo:break-before="auto" style:column-width="2.67229166666667cm"/>
    </style:style>
    <style:style style:name="co47" style:family="table-column">
      <style:table-column-properties fo:break-before="auto" style:column-width="2.35479166666667cm"/>
    </style:style>
    <style:style style:name="co48" style:family="table-column">
      <style:table-column-properties fo:break-before="auto" style:column-width="0.873125cm"/>
    </style:style>
    <style:style style:name="co49" style:family="table-column">
      <style:table-column-properties fo:break-before="auto" style:column-width="2.11666666666667cm"/>
    </style:style>
    <style:style style:name="co50" style:family="table-column">
      <style:table-column-properties fo:break-before="auto" style:column-width="3.91583333333333cm"/>
    </style:style>
    <style:style style:name="co51" style:family="table-column">
      <style:table-column-properties fo:break-before="auto" style:column-width="1.984375cm" style:use-optimal-column-width="true"/>
    </style:style>
    <style:style style:name="co52" style:family="table-column">
      <style:table-column-properties fo:break-before="auto" style:column-width="2.72520833333333cm"/>
    </style:style>
    <style:style style:name="co53" style:family="table-column">
      <style:table-column-properties fo:break-before="auto" style:column-width="2.75166666666667cm"/>
    </style:style>
    <style:style style:name="co54" style:family="table-column">
      <style:table-column-properties fo:break-before="auto" style:column-width="0.635cm"/>
    </style:style>
    <style:style style:name="co55" style:family="table-column">
      <style:table-column-properties fo:break-before="auto" style:column-width="2.51354166666667cm"/>
    </style:style>
    <style:style style:name="co56" style:family="table-column">
      <style:table-column-properties fo:break-before="auto" style:column-width="2.19604166666667cm"/>
    </style:style>
    <style:style style:name="co57" style:family="table-column">
      <style:table-column-properties fo:break-before="auto" style:column-width="2.11666666666667cm" style:use-optimal-column-width="true"/>
    </style:style>
    <style:style style:name="co58" style:family="table-column">
      <style:table-column-properties fo:break-before="auto" style:column-width="1.05833333333333cm"/>
    </style:style>
    <style:style style:name="co59" style:family="table-column">
      <style:table-column-properties fo:break-before="auto" style:column-width="0.9525cm"/>
    </style:style>
    <style:style style:name="co60" style:family="table-column">
      <style:table-column-properties fo:break-before="auto" style:column-width="2.24895833333333cm"/>
    </style:style>
    <style:style style:name="co61" style:family="table-column">
      <style:table-column-properties fo:break-before="auto" style:column-width="1.666875cm"/>
    </style:style>
    <style:style style:name="co62" style:family="table-column">
      <style:table-column-properties fo:break-before="auto" style:column-width="0.529166666666667cm"/>
    </style:style>
    <style:style style:name="co63" style:family="table-column">
      <style:table-column-properties fo:break-before="auto" style:column-width="5.05354166666667cm"/>
    </style:style>
    <style:style style:name="co64" style:family="table-column">
      <style:table-column-properties fo:break-before="auto" style:column-width="8.255cm"/>
    </style:style>
    <style:style style:name="co65" style:family="table-column">
      <style:table-column-properties fo:break-before="auto" style:column-width="2.09020833333333cm"/>
    </style:style>
    <style:style style:name="co66" style:family="table-column">
      <style:table-column-properties fo:break-before="auto" style:column-width="3.70416666666667cm" style:use-optimal-column-width="true"/>
    </style:style>
    <style:style style:name="co67" style:family="table-column">
      <style:table-column-properties fo:break-before="auto" style:column-width="3.59833333333333cm"/>
    </style:style>
    <style:style style:name="co68" style:family="table-column">
      <style:table-column-properties fo:break-before="auto" style:column-width="7.83166666666667cm"/>
    </style:style>
    <style:style style:name="co69" style:family="table-column">
      <style:table-column-properties fo:break-before="auto" style:column-width="3.94229166666667cm"/>
    </style:style>
    <style:style style:name="co70" style:family="table-column">
      <style:table-column-properties fo:break-before="auto" style:column-width="1.508125cm"/>
    </style:style>
    <style:style style:name="co71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45.9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1.2pt" style:use-optimal-row-height="true" fo:break-before="auto"/>
    </style:style>
    <style:style style:name="ro11" style:family="table-row">
      <style:table-row-properties style:row-height="33.9pt" style:use-optimal-row-height="false" fo:break-before="auto"/>
    </style:style>
    <style:style style:name="ro12" style:family="table-row">
      <style:table-row-properties style:row-height="11.1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54.9pt" style:use-optimal-row-height="false" fo:break-before="auto"/>
    </style:style>
    <style:style style:name="ro15" style:family="table-row">
      <style:table-row-properties style:row-height="41.4pt" style:use-optimal-row-height="true" fo:break-before="auto"/>
    </style:style>
    <style:style style:name="ro16" style:family="table-row">
      <style:table-row-properties style:row-height="30.9pt" style:use-optimal-row-height="false" fo:break-before="auto"/>
    </style:style>
    <style:style style:name="ro17" style:family="table-row">
      <style:table-row-properties style:row-height="15.75pt" style:use-optimal-row-height="true" fo:break-before="auto"/>
    </style:style>
    <style:style style:name="ro18" style:family="table-row">
      <style:table-row-properties style:row-height="9pt" style:use-optimal-row-height="false" fo:break-before="auto"/>
    </style:style>
    <style:style style:name="ro19" style:family="table-row">
      <style:table-row-properties style:row-height="51.9pt" style:use-optimal-row-height="false" fo:break-before="auto"/>
    </style:style>
    <style:style style:name="ro20" style:family="table-row">
      <style:table-row-properties style:row-height="38.1pt" style:use-optimal-row-height="false" fo:break-before="auto"/>
    </style:style>
    <style:style style:name="ro21" style:family="table-row">
      <style:table-row-properties style:row-height="134.1pt" style:use-optimal-row-height="fals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18.9pt" style:use-optimal-row-height="false" fo:break-before="auto"/>
    </style:style>
    <style:style style:name="ro24" style:family="table-row">
      <style:table-row-properties style:row-height="144pt" style:use-optimal-row-height="true" fo:break-before="auto"/>
    </style:style>
    <style:style style:name="ro25" style:family="table-row">
      <style:table-row-properties style:row-height="47.1pt" style:use-optimal-row-height="false" fo:break-before="auto"/>
    </style:style>
    <style:style style:name="ro26" style:family="table-row">
      <style:table-row-properties style:row-height="50.1pt" style:use-optimal-row-height="false" fo:break-before="auto"/>
    </style:style>
    <style:style style:name="ro27" style:family="table-row">
      <style:table-row-properties style:row-height="42pt" style:use-optimal-row-height="false" fo:break-before="auto"/>
    </style:style>
    <style:style style:name="ro28" style:family="table-row">
      <style:table-row-properties style:row-height="14.1pt" style:use-optimal-row-height="false" fo:break-before="auto"/>
    </style:style>
    <style:style style:name="ro29" style:family="table-row">
      <style:table-row-properties style:row-height="26.1pt" style:use-optimal-row-height="false" fo:break-before="auto"/>
    </style:style>
    <style:style style:name="ro30" style:family="table-row">
      <style:table-row-properties style:row-height="57pt" style:use-optimal-row-height="false" fo:break-before="auto"/>
    </style:style>
    <style:style style:name="ro31" style:family="table-row">
      <style:table-row-properties style:row-height="65.1pt" style:use-optimal-row-height="false" fo:break-before="auto"/>
    </style:style>
    <style:style style:name="ro32" style:family="table-row">
      <style:table-row-properties style:row-height="45pt" style:use-optimal-row-height="false" fo:break-before="auto"/>
    </style:style>
    <style:style style:name="ro33" style:family="table-row">
      <style:table-row-properties style:row-height="84pt" style:use-optimal-row-height="false" fo:break-before="auto"/>
    </style:style>
    <style:style style:name="ro34" style:family="table-row">
      <style:table-row-properties style:row-height="53.1pt" style:use-optimal-row-height="false" fo:break-before="auto"/>
    </style:style>
    <style:style style:name="ro35" style:family="table-row">
      <style:table-row-properties style:row-height="59.1pt" style:use-optimal-row-height="false" fo:break-before="auto"/>
    </style:style>
    <style:style style:name="ro36" style:family="table-row">
      <style:table-row-properties style:row-height="39pt" style:use-optimal-row-height="false" fo:break-before="auto"/>
    </style:style>
    <style:style style:name="ro37" style:family="table-row">
      <style:table-row-properties style:row-height="63.9pt" style:use-optimal-row-height="false" fo:break-before="auto"/>
    </style:style>
    <style:style style:name="ro38" style:family="table-row">
      <style:table-row-properties style:row-height="32.1pt" style:use-optimal-row-height="false" fo:break-before="auto"/>
    </style:style>
    <style:style style:name="ro39" style:family="table-row">
      <style:table-row-properties style:row-height="51pt" style:use-optimal-row-height="false" fo:break-before="auto"/>
    </style:style>
    <style:style style:name="ro40" style:family="table-row">
      <style:table-row-properties style:row-height="72pt" style:use-optimal-row-height="true" fo:break-before="auto"/>
    </style:style>
    <style:style style:name="ro41" style:family="table-row">
      <style:table-row-properties style:row-height="63pt" style:use-optimal-row-height="false" fo:break-before="auto"/>
    </style:style>
    <style:style style:name="ro42" style:family="table-row">
      <style:table-row-properties style:row-height="57.6pt" style:use-optimal-row-height="true" fo:break-before="auto"/>
    </style:style>
    <style:style style:name="ro43" style:family="table-row">
      <style:table-row-properties style:row-height="43.2pt" style:use-optimal-row-height="true" fo:break-before="auto"/>
    </style:style>
    <style:style style:name="ro44" style:family="table-row">
      <style:table-row-properties style:row-height="28.8pt" style:use-optimal-row-height="true" fo:break-before="auto"/>
    </style:style>
    <style:style style:name="ro45" style:family="table-row">
      <style:table-row-properties style:row-height="29.4pt" style:use-optimal-row-height="true" fo:break-before="auto"/>
    </style:style>
    <style:style style:name="ro46" style:family="table-row">
      <style:table-row-properties style:row-height="39.9pt" style:use-optimal-row-height="false" fo:break-before="auto"/>
    </style:style>
    <style:style style:name="ro47" style:family="table-row">
      <style:table-row-properties style:row-height="48pt" style:use-optimal-row-height="false" fo:break-before="auto"/>
    </style:style>
    <style:style style:name="ro48" style:family="table-row">
      <style:table-row-properties style:row-height="36.9pt" style:use-optimal-row-height="false" fo:break-before="auto"/>
    </style:style>
    <style:style style:name="ro49" style:family="table-row">
      <style:table-row-properties style:row-height="86.4pt" style:use-optimal-row-height="true" fo:break-before="auto"/>
    </style:style>
    <style:style style:name="ro50" style:family="table-row">
      <style:table-row-properties style:row-height="21pt" style:use-optimal-row-height="false" fo:break-before="auto"/>
    </style:style>
    <style:style style:name="ro51" style:family="table-row">
      <style:table-row-properties style:row-height="60pt" style:use-optimal-row-height="true" fo:break-before="auto"/>
    </style:style>
    <style:style style:name="ro52" style:family="table-row">
      <style:table-row-properties style:row-height="35.1pt" style:use-optimal-row-height="false" fo:break-before="auto"/>
    </style:style>
    <style:style style:name="ro53" style:family="table-row">
      <style:table-row-properties style:row-height="27.9pt" style:use-optimal-row-height="false" fo:break-before="auto"/>
    </style:style>
    <style:style style:name="ro54" style:family="table-row">
      <style:table-row-properties style:row-height="46.8pt" style:use-optimal-row-height="true" fo:break-before="auto"/>
    </style:style>
    <style:style style:name="ro55" style:family="table-row">
      <style:table-row-properties style:row-height="18pt" style:use-optimal-row-height="true" fo:break-before="auto"/>
    </style:style>
    <style:style style:name="ro56" style:family="table-row">
      <style:table-row-properties style:row-height="78pt" style:use-optimal-row-height="true" fo:break-before="auto"/>
    </style:style>
    <style:style style:name="ro57" style:family="table-row">
      <style:table-row-properties style:row-height="47.4pt" style:use-optimal-row-height="true" fo:break-before="auto"/>
    </style:style>
    <style:style style:name="ro58" style:family="table-row">
      <style:table-row-properties style:row-height="31.8pt" style:use-optimal-row-height="true" fo:break-before="auto"/>
    </style:style>
    <style:style style:name="ro59" style:family="table-row">
      <style:table-row-properties style:row-height="60.6pt" style:use-optimal-row-height="true" fo:break-before="auto"/>
    </style:style>
    <style:style style:name="ro60" style:family="table-row">
      <style:table-row-properties style:row-height="36pt" style:use-optimal-row-height="true" fo:break-before="auto"/>
    </style:style>
    <style:style style:name="ro61" style:family="table-row">
      <style:table-row-properties style:row-height="24pt" style:use-optimal-row-height="true" fo:break-before="auto"/>
    </style:style>
    <style:style style:name="ro62" style:family="table-row">
      <style:table-row-properties style:row-height="36.6pt" style:use-optimal-row-height="true" fo:break-before="auto"/>
    </style:style>
    <style:style style:name="ro63" style:family="table-row">
      <style:table-row-properties style:row-height="24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1">
            <text:p>Liste des cours, TD et TP :<text:s/></text:p>
          </table:table-cell>
          <table:covered-table-cell/>
          <table:table-cell office:value-type="string" table:number-columns-spanned="6" table:number-rows-spanned="1" table:style-name="ce22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3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3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 table:style-name="ce2"/>
        </table:table-row>
        <table:table-row table:style-name="ro7">
          <table:table-cell office:value-type="string" table:number-columns-spanned="3" table:number-rows-spanned="1" table:style-name="ce24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10">
          <table:table-cell office:value-type="string" table:style-name="ce7">
            <text:p>Cours</text:p>
          </table:table-cell>
          <table:table-cell office:value-type="float" office:value="1.5" table:style-name="ce8">
            <text:p>1,5</text:p>
          </table:table-cell>
          <table:table-cell office:value-type="string" table:style-name="ce7">
            <text:p>TD</text:p>
          </table:table-cell>
          <table:table-cell office:value-type="float" office:value="1.125" table:style-name="ce8">
            <text:p>1,125</text:p>
          </table:table-cell>
          <table:table-cell office:value-type="string" table:style-name="ce7">
            <text:p>TP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-type="float" office:value="1.3" table:style-name="ce8">
            <text:p>1,3</text:p>
          </table:table-cell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23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2">
          <table:table-cell table:number-columns-repeated="8" table:style-name="ce6"/>
          <table:table-cell table:number-columns-repeated="16376"/>
        </table:table-row>
        <table:table-row table:style-name="ro11">
          <table:table-cell office:value-type="string" table:number-columns-spanned="8" table:number-rows-spanned="1" table:style-name="ce23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spanned="8" table:number-rows-spanned="2" table:style-name="ce25"/>
          <table:covered-table-cell table:number-columns-repeated="7"/>
          <table:table-cell table:number-columns-repeated="16376"/>
        </table:table-row>
        <table:table-row table:style-name="ro11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3">
          <table:table-cell office:value-type="string" table:number-columns-spanned="4" table:number-rows-spanned="1" table:style-name="ce24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6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4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4">
          <table:table-cell office:value-type="string" table:number-columns-spanned="8" table:number-rows-spanned="1" table:style-name="ce23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5">
          <table:table-cell table:style-name="ce6"/>
          <table:table-cell office:value-type="string" table:number-columns-spanned="2" table:number-rows-spanned="1" table:style-name="ce28">
            <text:p>Diplôme</text:p>
          </table:table-cell>
          <table:covered-table-cell/>
          <table:table-cell office:value-type="string" table:number-columns-spanned="2" table:number-rows-spanned="1" table:style-name="ce28">
            <text:p>Enseignement</text:p>
          </table:table-cell>
          <table:covered-table-cell/>
          <table:table-cell office:value-type="string" table:style-name="ce13">
            <text:p>Volume Horaire (eqtd)</text:p>
          </table:table-cell>
          <table:table-cell table:style-name="ce14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5">
            <text:p>L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ID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DEP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16">
          <table:table-cell office:value-type="string" table:number-columns-spanned="3" table:number-rows-spanned="1" table:style-name="ce30">
            <text:p>Commentaires</text:p>
          </table:table-cell>
          <table:covered-table-cell table:number-columns-repeated="2"/>
          <table:table-cell table:number-columns-repeated="3" table:style-name="ce17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5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 table:style-name="ce2"/>
        </table:table-row>
        <table:table-row table:number-rows-repeated="1048538" table:style-name="ro1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>
        <table:table-column table:style-name="co4" table:default-cell-style-name="ce31"/>
        <table:table-column table:style-name="co1" table:number-columns-repeated="7" table:default-cell-style-name="ce31"/>
        <table:table-column table:style-name="co5" table:default-cell-style-name="ce32"/>
        <table:table-column table:style-name="co6" table:default-cell-style-name="ce31"/>
        <table:table-column table:style-name="co1" table:number-columns-repeated="7" table:default-cell-style-name="ce31"/>
        <table:table-column table:style-name="co3" table:default-cell-style-name="ce31" table:visibility="collapse"/>
        <table:table-column table:style-name="co1" table:number-columns-repeated="16366" table:default-cell-style-name="ce31"/>
        <table:table-row table:style-name="ro18">
          <table:table-cell table:number-columns-repeated="8" table:style-name="ce31"/>
          <table:table-cell table:style-name="ce32"/>
          <table:table-cell table:number-columns-repeated="8" table:style-name="ce31"/>
          <table:table-cell office:value-type="string" table:style-name="ce31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style-name="ce33"/>
          <table:table-cell table:style-name="ce2"/>
          <table:table-cell office:value-type="string" table:style-name="ce34">
            <text:p>Lundi</text:p>
          </table:table-cell>
          <table:table-cell office:value-type="string" table:style-name="ce34">
            <text:p>Mardi</text:p>
          </table:table-cell>
          <table:table-cell office:value-type="string" table:style-name="ce34">
            <text:p>Mercredi</text:p>
          </table:table-cell>
          <table:table-cell office:value-type="string" table:style-name="ce34">
            <text:p>Jeudi</text:p>
          </table:table-cell>
          <table:table-cell office:value-type="string" table:style-name="ce34">
            <text:p>Vendredi</text:p>
          </table:table-cell>
          <table:table-cell office:value-type="string" table:style-name="ce34">
            <text:p>Samedi</text:p>
          </table:table-cell>
          <table:table-cell table:style-name="ce2"/>
          <table:table-cell office:value-type="string" table:style-name="ce31">
            <text:p>ATER</text:p>
          </table:table-cell>
          <table:table-cell table:number-columns-repeated="16366" table:style-name="ce2"/>
        </table:table-row>
        <table:table-row table:style-name="ro19">
          <table:table-cell table:number-columns-repeated="8" table:style-name="ce31"/>
          <table:table-cell table:style-name="ce32"/>
          <table:table-cell office:value-type="string" table:style-name="ce35">
            <text:p>8h30-10h0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DOCTORANT</text:p>
          </table:table-cell>
          <table:table-cell table:number-columns-repeated="16366"/>
        </table:table-row>
        <table:table-row table:style-name="ro19">
          <table:table-cell office:value-type="string" table:style-name="ce3">
            <text:p>ADRESSE</text:p>
          </table:table-cell>
          <table:table-cell table:number-columns-spanned="7" table:number-rows-spanned="1" table:style-name="ce18"/>
          <table:covered-table-cell table:number-columns-repeated="6"/>
          <table:table-cell table:style-name="ce37"/>
          <table:table-cell office:value-type="string" table:style-name="ce35">
            <text:p>10h15-11h45</text:p>
          </table:table-cell>
          <table:table-cell table:number-columns-repeated="6" table:style-name="ce36"/>
          <table:table-cell table:style-name="ce31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9">
          <table:table-cell office:value-type="string" table:style-name="ce3">
            <text:p>CODE POSTAL</text:p>
          </table:table-cell>
          <table:table-cell table:style-name="ce38"/>
          <table:table-cell office:value-type="string" table:style-name="ce3">
            <text:p>VILLE</text:p>
          </table:table-cell>
          <table:table-cell table:number-columns-spanned="5" table:number-rows-spanned="1" table:style-name="ce18"/>
          <table:covered-table-cell table:number-columns-repeated="4"/>
          <table:table-cell table:style-name="ce37"/>
          <table:table-cell office:value-type="string" table:style-name="ce35">
            <text:p>12h00-13h3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AST</text:p>
          </table:table-cell>
          <table:table-cell table:number-columns-repeated="16366"/>
        </table:table-row>
        <table:table-row table:style-name="ro19">
          <table:table-cell office:value-type="string" table:style-name="ce3">
            <text:p>TEL PERSONNEL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8"/>
          <table:covered-table-cell/>
          <table:table-cell table:style-name="ce39"/>
          <table:table-cell table:style-name="ce31"/>
          <table:table-cell table:style-name="ce32"/>
          <table:table-cell office:value-type="string" table:style-name="ce35">
            <text:p>13h45-15h15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RAG</text:p>
          </table:table-cell>
          <table:table-cell table:number-columns-repeated="16366"/>
        </table:table-row>
        <table:table-row table:style-name="ro19">
          <table:table-cell table:number-columns-repeated="8" table:style-name="ce31"/>
          <table:table-cell table:style-name="ce32"/>
          <table:table-cell office:value-type="string" table:style-name="ce35">
            <text:p>15h30-17h0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ROF</text:p>
          </table:table-cell>
          <table:table-cell table:number-columns-repeated="16366"/>
        </table:table-row>
        <table:table-row table:style-name="ro19">
          <table:table-cell office:value-type="string" table:style-name="ce3">
            <text:p>MAIL PERSONNEL</text:p>
          </table:table-cell>
          <table:table-cell table:number-columns-spanned="7" table:number-rows-spanned="1" table:style-name="ce18"/>
          <table:covered-table-cell table:number-columns-repeated="6"/>
          <table:table-cell table:style-name="ce40"/>
          <table:table-cell office:value-type="string" table:style-name="ce35">
            <text:p>17h15-18h45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VACATAIRE</text:p>
          </table:table-cell>
          <table:table-cell table:number-columns-repeated="16366"/>
        </table:table-row>
        <table:table-row table:style-name="ro19">
          <table:table-cell office:value-type="string" table:style-name="ce3">
            <text:p>MAIL DAUPHINE</text:p>
          </table:table-cell>
          <table:table-cell table:number-columns-spanned="7" table:number-rows-spanned="1" table:style-name="ce18"/>
          <table:covered-table-cell table:number-columns-repeated="6"/>
          <table:table-cell table:style-name="ce40"/>
          <table:table-cell office:value-type="string" table:style-name="ce35">
            <text:p>19h00-20h30</text:p>
          </table:table-cell>
          <table:table-cell table:number-columns-repeated="6" table:style-name="ce36"/>
          <table:table-cell table:number-columns-repeated="16368" table:style-name="ce31"/>
        </table:table-row>
        <table:table-row table:style-name="ro3">
          <table:table-cell table:number-columns-repeated="8" table:style-name="ce31"/>
          <table:table-cell table:style-name="ce32"/>
          <table:table-cell table:number-columns-repeated="16375" table:style-name="ce31"/>
        </table:table-row>
        <table:table-row table:style-name="ro20">
          <table:table-cell office:value-type="string" table:style-name="ce3">
            <text:p>STATUT</text:p>
          </table:table-cell>
          <table:table-cell table:number-columns-spanned="2" table:number-rows-spanned="1" table:content-validation-name="val1" table:style-name="ce18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BUREAU</text:p>
          </table:table-cell>
          <table:table-cell table:style-name="ce41"/>
          <table:table-cell table:style-name="ce32"/>
          <table:table-cell table:number-columns-repeated="16375" table:style-name="ce31"/>
        </table:table-row>
        <table:table-row table:style-name="ro3">
          <table:table-cell table:style-name="ce3"/>
          <table:table-cell table:number-columns-repeated="4" table:style-name="ce31"/>
          <table:table-cell table:style-name="ce3"/>
          <table:table-cell table:number-columns-repeated="2" table:style-name="ce31"/>
          <table:table-cell table:style-name="ce32"/>
          <table:table-cell office:value-type="string" table:number-columns-spanned="7" table:number-rows-spanned="1" table:style-name="ce43">
            <text:p>INFORMATIONS PARTICULIERES</text:p>
          </table:table-cell>
          <table:covered-table-cell table:number-columns-repeated="6"/>
          <table:table-cell table:number-columns-repeated="16368" table:style-name="ce31"/>
        </table:table-row>
        <table:table-row table:style-name="ro21">
          <table:table-cell office:value-type="string" table:number-columns-spanned="8" table:number-rows-spanned="1" table:style-name="ce44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2"/>
          <table:table-cell table:number-columns-spanned="7" table:number-rows-spanned="1" table:style-name="ce25"/>
          <table:covered-table-cell table:number-columns-repeated="6"/>
          <table:table-cell table:number-columns-repeated="16368" table:style-name="ce31"/>
        </table:table-row>
        <table:table-row table:style-name="ro7">
          <table:table-cell table:number-columns-repeated="8" table:style-name="ce31"/>
          <table:table-cell table:style-name="ce32"/>
          <table:table-cell table:number-columns-repeated="16375" table:style-name="ce31"/>
        </table:table-row>
        <table:table-row table:number-rows-repeated="1048562" table:style-name="ro1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 table:visibility="collapse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default-cell-style-name="ce10"/>
        <table:table-column table:style-name="co14" table:default-cell-style-name="ce10"/>
        <table:table-column table:style-name="co14" table:number-columns-repeated="3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18" table:number-columns-repeated="2" table:default-cell-style-name="ce2" table:visibility="collapse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column table:style-name="co21" table:default-cell-style-name="ce2"/>
        <table:table-column table:style-name="co14" table:number-columns-repeated="5" table:default-cell-style-name="ce2"/>
        <table:table-column table:style-name="co1" table:number-columns-repeated="2" table:default-cell-style-name="ce2"/>
        <table:table-column table:style-name="co1" table:default-cell-style-name="ce31"/>
        <table:table-column table:style-name="co1" table:number-columns-repeated="16353" table:default-cell-style-name="ce2"/>
        <table:table-row table:style-name="ro22">
          <table:table-cell/>
          <table:table-cell office:value-type="string" table:number-columns-spanned="4" table:number-rows-spanned="1" table:style-name="ce89">
            <text:p>1ère année de Licence</text:p>
          </table:table-cell>
          <table:covered-table-cell table:number-columns-repeated="3"/>
          <table:table-cell table:style-name="ce14"/>
          <table:table-cell office:value-type="string" table:number-columns-spanned="3" table:number-rows-spanned="1" table:style-name="ce90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1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1"/>
          <table:table-cell table:number-columns-repeated="16353" table:style-name="ce2"/>
        </table:table-row>
        <table:table-row table:style-name="ro23">
          <table:table-cell/>
          <table:table-cell office:value-type="string" table:number-columns-spanned="13" table:number-rows-spanned="1" table:style-name="ce19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4">
          <table:table-cell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 ou cours-TP</text:p>
          </table:table-cell>
          <table:table-cell office:value-type="string" table:style-name="ce47">
            <text:p>Nombre de groupes indicatif</text:p>
          </table:table-cell>
          <table:table-cell office:value-type="string" table:style-name="ce48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/CMTP</text:p>
          </table:table-cell>
          <table:table-cell office:value-type="string" table:style-name="ce49">
            <text:p>Nombre de TD/TP souhaités</text:p>
          </table:table-cell>
          <table:table-cell office:value-type="string" table:style-name="ce50">
            <text:p>Nombre d'années d'enseignement de la matière</text:p>
          </table:table-cell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47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TD/TP souhaités</text:p>
          </table:table-cell>
          <table:table-cell office:value-type="string" table:style-name="ce52">
            <text:p>Nombre d'années d'enseignement de la matière</text:p>
          </table:table-cell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3">
            <text:p>PRE-RENTREE :<text:s/></text:p>
            <text:p>Mathématiques</text:p>
          </table:table-cell>
          <table:table-cell office:value-type="string" table:style-name="ce54">
            <text:p>A1PREMA</text:p>
          </table:table-cell>
          <table:table-cell office:value-type="string" table:style-name="ce55">
            <text:p>Pasquignon</text:p>
          </table:table-cell>
          <table:table-cell office:value-type="string" table:style-name="ce55">
            <text:p>Huveneers</text:p>
            <text:p>Lamboley</text:p>
            <text:p>Vialard</text:p>
            <text:p>Legendre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7"/>
          <table:table-cell office:value-type="string" table:style-name="ce58">
            <text:p>6 CMTD<text:s/>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53">
            <text:p>Analyse 2</text:p>
          </table:table-cell>
          <table:table-cell office:value-type="string" table:style-name="ce54">
            <text:p>A1DEM08</text:p>
          </table:table-cell>
          <table:table-cell office:value-type="string" table:style-name="ce15">
            <text:p>Lebourg</text:p>
          </table:table-cell>
          <table:table-cell office:value-type="string" table:style-name="ce15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3">
            <text:p>Analyse 1</text:p>
          </table:table-cell>
          <table:table-cell office:value-type="string" table:style-name="ce54">
            <text:p>A1DEM01</text:p>
          </table:table-cell>
          <table:table-cell office:value-type="string" table:style-name="ce55">
            <text:p>Simenhaus</text:p>
          </table:table-cell>
          <table:table-cell office:value-type="string" table:style-name="ce55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6"/>
          <table:table-cell office:value-type="string" table:style-name="ce54">
            <text:p>72h CMTD</text:p>
          </table:table-cell>
          <table:table-cell table:style-name="ce57"/>
          <table:table-cell office:value-type="string" table:style-name="ce58">
            <text:p>6 CMTD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67">
            <text:p>Algèbre linéaire 2</text:p>
          </table:table-cell>
          <table:table-cell office:value-type="string" table:style-name="ce54">
            <text:p>A1DEM09</text:p>
          </table:table-cell>
          <table:table-cell office:value-type="string" table:style-name="ce15">
            <text:p>Vialard</text:p>
          </table:table-cell>
          <table:table-cell office:value-type="string" table:style-name="ce15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Algèbre linéaire 1</text:p>
          </table:table-cell>
          <table:table-cell office:value-type="string" table:style-name="ce54">
            <text:p>A1DEM02</text:p>
          </table:table-cell>
          <table:table-cell office:value-type="string" table:style-name="ce55">
            <text:p>Pasquignon</text:p>
          </table:table-cell>
          <table:table-cell office:value-type="string" table:style-name="ce55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6"/>
          <table:table-cell office:value-type="string" table:style-name="ce54">
            <text:p>72h CMTD</text:p>
          </table:table-cell>
          <table:table-cell table:style-name="ce57"/>
          <table:table-cell office:value-type="string" table:style-name="ce58">
            <text:p>6 CMTD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53">
            <text:p>Algorithmique et programmation 2</text:p>
          </table:table-cell>
          <table:table-cell office:value-type="string" table:style-name="ce54">
            <text:p>A1DEM11</text:p>
          </table:table-cell>
          <table:table-cell office:value-type="string" table:style-name="ce15">
            <text:p>Cazenave</text:p>
          </table:table-cell>
          <table:table-cell office:value-type="string" table:style-name="ce15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5">
          <table:table-cell/>
          <table:table-cell office:value-type="string" table:style-name="ce53">
            <text:p>Algorithmique et programmation 1</text:p>
          </table:table-cell>
          <table:table-cell office:value-type="string" table:style-name="ce54">
            <text:p>A1DEM03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6"/>
          <table:table-cell office:value-type="string" table:style-name="ce54">
            <text:p>30h CMTD</text:p>
          </table:table-cell>
          <table:table-cell office:value-type="string" table:style-name="ce55">
            <text:p>30h CMTP</text:p>
          </table:table-cell>
          <table:table-cell office:value-type="string" table:style-name="ce58">
            <text:p>6 CMTD et 6 CMTP</text:p>
          </table:table-cell>
          <table:table-cell table:content-validation-name="val2" table:style-name="ce59"/>
          <table:table-cell table:content-validation-name="val3" table:style-name="ce60"/>
          <table:table-cell table:content-validation-name="val3" table:style-name="ce68"/>
          <table:table-cell table:style-name="ce60"/>
          <table:table-cell table:style-name="ce62"/>
          <table:table-cell table:style-name="ce2"/>
          <table:table-cell office:value-type="string" table:style-name="ce53">
            <text:p>Modélisation et applications des mathématiques</text:p>
          </table:table-cell>
          <table:table-cell office:value-type="string" table:style-name="ce54">
            <text:p>A1DEM10</text:p>
          </table:table-cell>
          <table:table-cell office:value-type="string" table:style-name="ce15">
            <text:p>Boussion</text:p>
          </table:table-cell>
          <table:table-cell office:value-type="string" table:style-name="ce15">
            <text:p>Boussion CM</text:p>
            <text:p>Genadot</text:p>
            <text:p>Leboucher</text:p>
            <text:p>Le Cousi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67">
            <text:p>Introduction à la microéconomie</text:p>
          </table:table-cell>
          <table:table-cell office:value-type="string" table:style-name="ce54">
            <text:p>A1DEM04</text:p>
          </table:table-cell>
          <table:table-cell office:value-type="string" table:style-name="ce55">
            <text:p>De Vreyer</text:p>
          </table:table-cell>
          <table:table-cell office:value-type="string" table:style-name="ce55">
            <text:p>De Vreyer CM</text:p>
            <text:p>Brembilla</text:p>
            <text:p>Laffineur</text:p>
            <text:p>Morcillo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string" table:style-name="ce58">
            <text:p>6 TD</text:p>
          </table:table-cell>
          <table:table-cell table:content-validation-name="val3" table:style-name="ce6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67">
            <text:p>Outils en informatique</text:p>
            <text:p>- Outils de l'internet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4">
            <text:p>15h CM</text:p>
          </table:table-cell>
          <table:table-cell table:style-name="ce56"/>
          <table:table-cell office:value-type="string" table:style-name="ce55">
            <text:p>15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6">
          <table:table-cell/>
          <table:table-cell office:value-type="string" table:style-name="ce53">
            <text:p>Problèmes économiques</text:p>
          </table:table-cell>
          <table:table-cell office:value-type="string" table:style-name="ce54">
            <text:p>A1DEM06</text:p>
          </table:table-cell>
          <table:table-cell office:value-type="string" table:style-name="ce55">
            <text:p>Dieudonne</text:p>
          </table:table-cell>
          <table:table-cell office:value-type="string" table:style-name="ce55">
            <text:p>Dieudonne</text:p>
          </table:table-cell>
          <table:table-cell office:value-type="string" table:style-name="ce54">
            <text:p>36h CM</text:p>
          </table:table-cell>
          <table:table-cell table:style-name="ce56"/>
          <table:table-cell table:style-name="ce57"/>
          <table:table-cell table:style-name="ce70"/>
          <table:table-cell table:content-validation-name="val3" table:style-name="ce63"/>
          <table:table-cell table:content-validation-name="val2" table:style-name="ce64"/>
          <table:table-cell table:content-validation-name="val2" table:style-name="ce61"/>
          <table:table-cell table:style-name="ce64"/>
          <table:table-cell table:style-name="ce71"/>
          <table:table-cell table:style-name="ce2"/>
          <table:table-cell office:value-type="string" table:style-name="ce67">
            <text:p>Outils en informatique</text:p>
            <text:p>- Initiation à la recherche opérationnelle avec Excel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4">
            <text:p>3h CM</text:p>
          </table:table-cell>
          <table:table-cell table:style-name="ce56"/>
          <table:table-cell office:value-type="string" table:style-name="ce55">
            <text:p>12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7">
          <table:table-cell/>
          <table:table-cell office:value-type="string" table:style-name="ce53">
            <text:p>Organisation des entreprises</text:p>
          </table:table-cell>
          <table:table-cell office:value-type="string" table:style-name="ce54">
            <text:p>A1DEM07</text:p>
          </table:table-cell>
          <table:table-cell office:value-type="string" table:style-name="ce55">
            <text:p>Servel</text:p>
          </table:table-cell>
          <table:table-cell office:value-type="string" table:style-name="ce55">
            <text:p>Carcassonne CM</text:p>
            <text:p>Servel CM</text:p>
            <text:p>Zouaneb</text:p>
            <text:p>Diedhiou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30h TD</text:p>
          </table:table-cell>
          <table:table-cell table:style-name="ce57"/>
          <table:table-cell office:value-type="string" table:style-name="ce58">
            <text:p>2 TD</text:p>
          </table:table-cell>
          <table:table-cell table:content-validation-name="val3" table:style-name="ce6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67">
            <text:p>Outils en informatique</text:p>
            <text:p>- Bases de données élémentaires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4">
            <text:p>3h CM</text:p>
          </table:table-cell>
          <table:table-cell table:style-name="ce56"/>
          <table:table-cell office:value-type="string" table:style-name="ce55">
            <text:p>12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Anglais 1</text:p>
          </table:table-cell>
          <table:table-cell office:value-type="string" table:style-name="ce54">
            <text:p>A1DEM05</text:p>
          </table:table-cell>
          <table:table-cell office:value-type="string" table:style-name="ce55">
            <text:p>Bourrel</text:p>
          </table:table-cell>
          <table:table-cell office:value-type="string" table:style-name="ce55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6"/>
          <table:table-cell office:value-type="string" table:style-name="ce54">
            <text:p>18h CMTD</text:p>
          </table:table-cell>
          <table:table-cell table:style-name="ce57"/>
          <table:table-cell office:value-type="float" office:value="12" table:style-name="ce58">
            <text:p>12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53">
            <text:p>Macroéconomie : analyse de long terme</text:p>
          </table:table-cell>
          <table:table-cell office:value-type="string" table:style-name="ce54">
            <text:p>A1DEM12</text:p>
          </table:table-cell>
          <table:table-cell office:value-type="string" table:style-name="ce15">
            <text:p>Chagny</text:p>
          </table:table-cell>
          <table:table-cell office:value-type="string" table:style-name="ce15">
            <text:p>Chagny CM</text:p>
            <text:p>Lorre</text:p>
            <text:p>Laffineu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1ALL01</text:p>
            <text:p>A1ESP01</text:p>
          </table:table-cell>
          <table:table-cell office:value-type="string" table:style-name="ce55">
            <text:p>Quinchon-Caudal</text:p>
            <text:p>Amisse</text:p>
          </table:table-cell>
          <table:table-cell office:value-type="string" table:style-name="ce55">
            <text:p>Tudoran</text:p>
            <text:p>Barrera Guarin</text:p>
            <text:p>Jareno Gila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string" table:style-name="ce58">
            <text:p>2 all</text:p>
            <text:p>3 esp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53">
            <text:p>Anglais 2</text:p>
          </table:table-cell>
          <table:table-cell office:value-type="string" table:style-name="ce54">
            <text:p>A1DEM13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58">
            <text:p>12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74">
            <text:p>Anglais soutien S1</text:p>
          </table:table-cell>
          <table:table-cell office:value-type="string" table:style-name="ce75">
            <text:p>A1SOU01</text:p>
          </table:table-cell>
          <table:table-cell office:value-type="string" table:style-name="ce76">
            <text:p>Bourrel</text:p>
          </table:table-cell>
          <table:table-cell office:value-type="string" table:style-name="ce76">
            <text:p>Joyce</text:p>
          </table:table-cell>
          <table:table-cell table:style-name="ce77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79">
            <text:p>1</text:p>
          </table:table-cell>
          <table:table-cell table:content-validation-name="val2" table:style-name="ce80"/>
          <table:table-cell table:content-validation-name="val2" table:style-name="ce81"/>
          <table:table-cell table:content-validation-name="val2" table:style-name="ce82"/>
          <table:table-cell table:style-name="ce81"/>
          <table:table-cell table:style-name="ce83"/>
          <table:table-cell table:style-name="ce2"/>
          <table:table-cell office:value-type="string" table:style-name="ce53">
            <text:p>LV2 (Allemand / Espagnol)</text:p>
          </table:table-cell>
          <table:table-cell table:style-name="ce54"/>
          <table:table-cell table:number-columns-repeated="2" table:style-name="ce15"/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office:value-type="string" table:style-name="ce58">
            <text:p>2 all</text:p>
            <text:p>3 esp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3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3">
            <text:p>Anglais soutien S2</text:p>
          </table:table-cell>
          <table:table-cell office:value-type="string" table:style-name="ce54">
            <text:p>A1SOU02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Joyce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58">
            <text:p>1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2"/>
          <table:table-cell office:value-type="string" table:style-name="ce74">
            <text:p>DROIT C2I</text:p>
          </table:table-cell>
          <table:table-cell office:value-type="string" table:style-name="ce75">
            <text:p>A0MID21</text:p>
          </table:table-cell>
          <table:table-cell table:style-name="ce84"/>
          <table:table-cell office:value-type="string" table:style-name="ce84">
            <text:p>Batusanski</text:p>
          </table:table-cell>
          <table:table-cell office:value-type="string" table:style-name="ce75">
            <text:p>18hCM</text:p>
          </table:table-cell>
          <table:table-cell office:value-type="string" table:style-name="ce75">
            <text:p>18h TD</text:p>
          </table:table-cell>
          <table:table-cell table:style-name="ce78"/>
          <table:table-cell office:value-type="float" office:value="1" table:style-name="ce79">
            <text:p>1</text:p>
          </table:table-cell>
          <table:table-cell table:content-validation-name="val2" table:style-name="ce85"/>
          <table:table-cell table:content-validation-name="val2" table:style-name="ce81"/>
          <table:table-cell table:content-validation-name="val2" table:style-name="ce86"/>
          <table:table-cell table:style-name="ce87"/>
          <table:table-cell table:style-name="ce88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8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5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3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Feuil1" table:style-name="ta4">
        <table:table-column table:style-name="co22" table:number-columns-repeated="16384" table:default-cell-style-name="ce1"/>
        <table:table-row table:number-rows-repeated="1048576" table:style-name="ro7">
          <table:table-cell table:number-columns-repeated="16384"/>
        </table:table-row>
      </table:table>
      <table:table table:name="DE2" table:style-name="ta5">
        <table:table-column table:style-name="co5" table:default-cell-style-name="ce2"/>
        <table:table-column table:style-name="co23" table:default-cell-style-name="ce113"/>
        <table:table-column table:style-name="co3" table:default-cell-style-name="ce4"/>
        <table:table-column table:style-name="co3" table:default-cell-style-name="ce4" table:visibility="collapse"/>
        <table:table-column table:style-name="co24" table:default-cell-style-name="ce4" table:visibility="collapse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number-columns-repeated="3" table:default-cell-style-name="ce4"/>
        <table:table-column table:style-name="co11" table:default-cell-style-name="ce4"/>
        <table:table-column table:style-name="co13" table:number-columns-repeated="2" table:default-cell-style-name="ce4"/>
        <table:table-column table:style-name="co29" table:default-cell-style-name="ce2"/>
        <table:table-column table:style-name="co30" table:default-cell-style-name="ce92"/>
        <table:table-column table:style-name="co9" table:default-cell-style-name="ce2"/>
        <table:table-column table:style-name="co31" table:default-cell-style-name="ce2" table:visibility="collapse"/>
        <table:table-column table:style-name="co24" table:default-cell-style-name="ce2" table:visibility="collapse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number-columns-repeated="6" table:default-cell-style-name="ce2"/>
        <table:table-column table:style-name="co1" table:number-columns-repeated="16350" table:default-cell-style-name="ce2"/>
        <table:table-row table:style-name="ro29">
          <table:table-cell/>
          <table:table-cell office:value-type="string" table:number-columns-spanned="2" table:number-rows-spanned="1" table:style-name="ce114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2">
            <text:p>prévision 2016/2017</text:p>
          </table:table-cell>
          <table:covered-table-cell/>
          <table:table-cell office:value-type="string" table:number-columns-spanned="5" table:number-rows-spanned="1" table:style-name="ce115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2"/>
          <table:table-cell table:number-columns-repeated="16368" table:style-name="ce2"/>
        </table:table-row>
        <table:table-row table:style-name="ro29">
          <table:table-cell/>
          <table:table-cell office:value-type="string" table:number-columns-spanned="13" table:number-rows-spanned="1" table:style-name="ce19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30">
          <table:table-cell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93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93">
            <text:p>Nombre de groupes indicatif</text:p>
          </table:table-cell>
          <table:table-cell office:value-type="string" table:style-name="ce45">
            <text:p>Choix Cours</text:p>
          </table:table-cell>
          <table:table-cell office:value-type="string" table:style-name="ce46">
            <text:p>Choix TD/CMTD</text:p>
          </table:table-cell>
          <table:table-cell office:value-type="string" table:style-name="ce93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94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3">
            <text:p>Analyse 3</text:p>
          </table:table-cell>
          <table:table-cell office:value-type="string" table:style-name="ce54">
            <text:p>A2DEM01</text:p>
          </table:table-cell>
          <table:table-cell office:value-type="string" table:style-name="ce95">
            <text:p>Tonon</text:p>
          </table:table-cell>
          <table:table-cell office:value-type="string" table:style-name="ce95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67">
            <text:p>Probabilités multidimensionnelles et théorèmes limites</text:p>
          </table:table-cell>
          <table:table-cell office:value-type="string" table:style-name="ce54">
            <text:p>A2DEM08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39hCMTD</text:p>
          </table:table-cell>
          <table:table-cell office:value-type="string" table:style-name="ce54">
            <text:p>19,5h TP</text:p>
          </table:table-cell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101"/>
          <table:table-cell table:style-name="ce99"/>
          <table:table-cell table:style-name="ce100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2">
          <table:table-cell/>
          <table:table-cell office:value-type="string" table:style-name="ce53">
            <text:p>Algèbre linéaire 3</text:p>
          </table:table-cell>
          <table:table-cell office:value-type="string" table:style-name="ce54">
            <text:p>A2DEM02</text:p>
          </table:table-cell>
          <table:table-cell office:value-type="string" table:style-name="ce95">
            <text:p>Glass</text:p>
          </table:table-cell>
          <table:table-cell office:value-type="string" table:style-name="ce95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53">
            <text:p>Calcul différentiel</text:p>
          </table:table-cell>
          <table:table-cell office:value-type="string" table:style-name="ce54">
            <text:p>A2DEM09</text:p>
          </table:table-cell>
          <table:table-cell office:value-type="string" table:style-name="ce55">
            <text:p>Lebourg</text:p>
          </table:table-cell>
          <table:table-cell office:value-type="string" table:style-name="ce55">
            <text:p>Lebourg CM</text:p>
            <text:p>Vacher</text:p>
            <text:p>Bartier</text:p>
            <text:p>Attouchi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CMTD</text:p>
          </table:table-cell>
          <table:table-cell table:style-name="ce56"/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3">
          <table:table-cell/>
          <table:table-cell office:value-type="string" table:style-name="ce53">
            <text:p>Probabilités discrètes et réelles</text:p>
          </table:table-cell>
          <table:table-cell office:value-type="string" table:style-name="ce54">
            <text:p>A2DEM03</text:p>
          </table:table-cell>
          <table:table-cell office:value-type="string" table:style-name="ce95">
            <text:p>Lehec</text:p>
          </table:table-cell>
          <table:table-cell office:value-type="string" table:style-name="ce95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53">
            <text:p>Méthodes numériques : algèbre matricielle et fonction d'une variable réelle</text:p>
          </table:table-cell>
          <table:table-cell office:value-type="string" table:style-name="ce54">
            <text:p>A2DEM10</text:p>
          </table:table-cell>
          <table:table-cell office:value-type="string" table:style-name="ce55">
            <text:p>Legendre</text:p>
          </table:table-cell>
          <table:table-cell office:value-type="string" table:style-name="ce55">
            <text:p>Legendre CM</text:p>
            <text:p>Nenna</text:p>
            <text:p>Hajej</text:p>
            <text:p>Gharsalli</text:p>
          </table:table-cell>
          <table:table-cell office:value-type="string" table:style-name="ce54">
            <text:p>16,5hCM</text:p>
          </table:table-cell>
          <table:table-cell office:value-type="string" table:style-name="ce54">
            <text:p>19,5hCMTD</text:p>
          </table:table-cell>
          <table:table-cell office:value-type="string" table:style-name="ce54">
            <text:p>15h TP</text:p>
          </table:table-cell>
          <table:table-cell office:value-type="float" office:value="6" table:style-name="ce96">
            <text:p>6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101"/>
          <table:table-cell table:style-name="ce99"/>
          <table:table-cell table:style-name="ce100"/>
          <table:table-cell table:number-columns-repeated="16356" table:style-name="ce2"/>
        </table:table-row>
        <table:table-row table:style-name="ro4">
          <table:table-cell/>
          <table:table-cell office:value-type="string" table:style-name="ce53">
            <text:p>Algorithmique et applications</text:p>
          </table:table-cell>
          <table:table-cell office:value-type="string" table:style-name="ce54">
            <text:p>A2DEM05</text:p>
          </table:table-cell>
          <table:table-cell office:value-type="string" table:style-name="ce95">
            <text:p>Cornaz</text:p>
          </table:table-cell>
          <table:table-cell office:value-type="string" table:style-name="ce95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5h TD</text:p>
          </table:table-cell>
          <table:table-cell office:value-type="string" table:style-name="ce95">
            <text:p>15h TP</text:p>
          </table:table-cell>
          <table:table-cell office:value-type="string" table:style-name="ce96">
            <text:p>6 TD et 12 TP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98"/>
          <table:table-cell table:style-name="ce99"/>
          <table:table-cell table:style-name="ce100"/>
          <table:table-cell table:style-name="ce2"/>
          <table:table-cell office:value-type="string" table:style-name="ce67">
            <text:p>Programmation objet</text:p>
          </table:table-cell>
          <table:table-cell office:value-type="string" table:style-name="ce54">
            <text:p>A2DEM18</text:p>
          </table:table-cell>
          <table:table-cell office:value-type="string" table:style-name="ce55">
            <text:p>Cazenave</text:p>
          </table:table-cell>
          <table:table-cell office:value-type="string" table:style-name="ce55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office:value-type="string" table:style-name="ce54">
            <text:p>19,5h TP</text:p>
          </table:table-cell>
          <table:table-cell office:value-type="float" office:value="2" table:style-name="ce96">
            <text:p>2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101"/>
          <table:table-cell table:style-name="ce99"/>
          <table:table-cell table:style-name="ce100"/>
          <table:table-cell table:number-columns-repeated="16356" table:style-name="ce2"/>
        </table:table-row>
        <table:table-row table:style-name="ro20">
          <table:table-cell/>
          <table:table-cell office:value-type="string" table:style-name="ce67">
            <text:p>Programmation C</text:p>
          </table:table-cell>
          <table:table-cell office:value-type="string" table:style-name="ce54">
            <text:p>A2DEM16</text:p>
          </table:table-cell>
          <table:table-cell office:value-type="string" table:style-name="ce95">
            <text:p>Lazard</text:p>
          </table:table-cell>
          <table:table-cell office:value-type="string" table:style-name="ce95">
            <text:p>Lazard CL</text:p>
            <text:p>Sikora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office:value-type="string" table:style-name="ce95">
            <text:p>12h TP</text:p>
          </table:table-cell>
          <table:table-cell office:value-type="string" table:style-name="ce96">
            <text:p>1 <text:s/>TD et 2 <text:s/>TP</text:p>
          </table:table-cell>
          <table:table-cell table:content-validation-name="val4" table:style-name="ce97"/>
          <table:table-cell table:content-validation-name="val4" table:style-name="ce98"/>
          <table:table-cell table:content-validation-name="val4" table:style-name="ce98"/>
          <table:table-cell table:style-name="ce99"/>
          <table:table-cell table:style-name="ce100"/>
          <table:table-cell table:style-name="ce2"/>
          <table:table-cell office:value-type="string" table:style-name="ce67">
            <text:p>Systèmes d'exploitation</text:p>
          </table:table-cell>
          <table:table-cell office:value-type="string" table:style-name="ce54">
            <text:p>A2DEM19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 CM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96">
            <text:p>1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1">
          <table:table-cell/>
          <table:table-cell office:value-type="string" table:style-name="ce67">
            <text:p>Architecture des ordinateurs</text:p>
          </table:table-cell>
          <table:table-cell office:value-type="string" table:style-name="ce54">
            <text:p>A2DEM17</text:p>
          </table:table-cell>
          <table:table-cell office:value-type="string" table:style-name="ce95">
            <text:p>Lazard</text:p>
          </table:table-cell>
          <table:table-cell office:value-type="string" table:style-name="ce95">
            <text:p>Laz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96">
            <text:p>1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53">
            <text:p>Introduction à la finance<text:s/><text:span text:style-name="T6">(enseignement en anglais)</text:span></text:p>
          </table:table-cell>
          <table:table-cell office:value-type="string" table:style-name="ce54">
            <text:p>A2DEM12</text:p>
          </table:table-cell>
          <table:table-cell office:value-type="string" table:style-name="ce55">
            <text:p>Sere</text:p>
          </table:table-cell>
          <table:table-cell office:value-type="string" table:style-name="ce55">
            <text:p>Sere</text:p>
            <text:p>Dumitrescu</text:p>
            <text:p>Mastrolia</text:p>
            <text:p>Oliu-Barton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coef CM</text:p>
          </table:table-cell>
          <table:table-cell table:style-name="ce57"/>
          <table:table-cell office:value-type="float" office:value="5" table:style-name="ce96">
            <text:p>5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27">
          <table:table-cell/>
          <table:table-cell office:value-type="string" table:style-name="ce67">
            <text:p>Macroéconomie : Analyse de court et moyen terme</text:p>
          </table:table-cell>
          <table:table-cell office:value-type="string" table:style-name="ce54">
            <text:p>A2DEM06</text:p>
          </table:table-cell>
          <table:table-cell office:value-type="string" table:style-name="ce95">
            <text:p>Masson Bernard</text:p>
          </table:table-cell>
          <table:table-cell office:value-type="string" table:style-name="ce95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5" table:style-name="ce96">
            <text:p>5</text:p>
          </table:table-cell>
          <table:table-cell table:content-validation-name="val4" table:style-name="ce97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67">
            <text:p>Macroéconomie internationale</text:p>
          </table:table-cell>
          <table:table-cell office:value-type="string" table:style-name="ce54">
            <text:p>A2DEM15</text:p>
          </table:table-cell>
          <table:table-cell office:value-type="string" table:style-name="ce55">
            <text:p>Liaud Lenoble</text:p>
          </table:table-cell>
          <table:table-cell office:value-type="string" table:style-name="ce55">
            <text:p>Liaud Lenoble CM</text:p>
            <text:p>Morcillo</text:p>
            <text:p>Navaux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3" table:style-name="ce96">
            <text:p>3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4">
          <table:table-cell/>
          <table:table-cell office:value-type="string" table:style-name="ce53">
            <text:p>Grands enjeux contemporains (annuel)</text:p>
          </table:table-cell>
          <table:table-cell office:value-type="string" table:style-name="ce54">
            <text:p>A2DEM20</text:p>
          </table:table-cell>
          <table:table-cell table:number-columns-repeated="2" table:style-name="ce95"/>
          <table:table-cell office:value-type="string" table:style-name="ce54">
            <text:p>30h CM</text:p>
          </table:table-cell>
          <table:table-cell table:style-name="ce56"/>
          <table:table-cell table:style-name="ce57"/>
          <table:table-cell table:style-name="ce102"/>
          <table:table-cell table:content-validation-name="val4" table:style-name="ce97"/>
          <table:table-cell table:number-columns-repeated="2" table:style-name="ce64"/>
          <table:table-cell table:style-name="ce103"/>
          <table:table-cell table:style-name="ce100"/>
          <table:table-cell table:style-name="ce2"/>
          <table:table-cell office:value-type="string" table:style-name="ce53">
            <text:p>Microéconomie : théorie de l'équilibre général</text:p>
          </table:table-cell>
          <table:table-cell office:value-type="string" table:style-name="ce54">
            <text:p>A2DEM07</text:p>
          </table:table-cell>
          <table:table-cell office:value-type="string" table:style-name="ce95">
            <text:p>Ettinger</text:p>
          </table:table-cell>
          <table:table-cell office:value-type="string" table:style-name="ce95">
            <text:p>Ettinger CM</text:p>
            <text:p>Iehle</text:p>
            <text:p>Trouillet</text:p>
            <text:p>Brembilla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5" table:style-name="ce96">
            <text:p>5</text:p>
          </table:table-cell>
          <table:table-cell table:content-validation-name="val4" table:style-name="ce97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5">
          <table:table-cell/>
          <table:table-cell office:value-type="string" table:style-name="ce67">
            <text:p>Histoire économique contemporaine (annuel)</text:p>
          </table:table-cell>
          <table:table-cell office:value-type="string" table:style-name="ce54">
            <text:p>A2DEM14</text:p>
          </table:table-cell>
          <table:table-cell office:value-type="string" table:style-name="ce95">
            <text:p>Chalmin</text:p>
          </table:table-cell>
          <table:table-cell office:value-type="string" table:style-name="ce95">
            <text:p>Chalmin</text:p>
          </table:table-cell>
          <table:table-cell office:value-type="string" table:style-name="ce54">
            <text:p>36h CM</text:p>
          </table:table-cell>
          <table:table-cell table:style-name="ce56"/>
          <table:table-cell table:style-name="ce57"/>
          <table:table-cell table:style-name="ce102"/>
          <table:table-cell table:content-validation-name="val4" table:style-name="ce97"/>
          <table:table-cell table:number-columns-repeated="2" table:style-name="ce64"/>
          <table:table-cell table:style-name="ce103"/>
          <table:table-cell table:style-name="ce100"/>
          <table:table-cell table:style-name="ce2"/>
          <table:table-cell office:value-type="string" table:style-name="ce53">
            <text:p>Anglais 4</text:p>
          </table:table-cell>
          <table:table-cell office:value-type="string" table:style-name="ce54">
            <text:p>A2DEM11</text:p>
          </table:table-cell>
          <table:table-cell office:value-type="string" table:style-name="ce55">
            <text:p>Bourrel</text:p>
          </table:table-cell>
          <table:table-cell office:value-type="string" table:style-name="ce55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96">
            <text:p>12</text:p>
          </table:table-cell>
          <table:table-cell table:style-name="ce73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6">
          <table:table-cell/>
          <table:table-cell office:value-type="string" table:style-name="ce53">
            <text:p>Anglais 3</text:p>
          </table:table-cell>
          <table:table-cell office:value-type="string" table:style-name="ce54">
            <text:p>A2DEM04</text:p>
          </table:table-cell>
          <table:table-cell office:value-type="string" table:style-name="ce95">
            <text:p>Bourrel</text:p>
          </table:table-cell>
          <table:table-cell office:value-type="string" table:style-name="ce95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96">
            <text:p>12</text:p>
          </table:table-cell>
          <table:table-cell table:style-name="ce73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104">
            <text:p>Anglais culture et civilisation</text:p>
          </table:table-cell>
          <table:table-cell office:value-type="string" table:style-name="ce105">
            <text:p>A2DEM13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Piola</text:p>
            <text:p>Gilfedder</text:p>
            <text:p>O'Brien</text:p>
          </table:table-cell>
          <table:table-cell table:style-name="ce57"/>
          <table:table-cell office:value-type="string" table:style-name="ce54">
            <text:p>39h TD</text:p>
          </table:table-cell>
          <table:table-cell table:style-name="ce57"/>
          <table:table-cell office:value-type="float" office:value="1" table:style-name="ce96">
            <text:p>1</text:p>
          </table:table-cell>
          <table:table-cell table:style-name="ce73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7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2ALL01</text:p>
            <text:p>A2ESP01</text:p>
          </table:table-cell>
          <table:table-cell office:value-type="string" table:style-name="ce95">
            <text:p>Amisse</text:p>
          </table:table-cell>
          <table:table-cell office:value-type="string" table:style-name="ce95">
            <text:p>Barrera Guarin</text:p>
            <text:p>Jareno-Gila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string" table:style-name="ce96">
            <text:p>2 all</text:p>
            <text:p>3 esp</text:p>
          </table:table-cell>
          <table:table-cell table:style-name="ce73"/>
          <table:table-cell table:content-validation-name="val4" table:style-name="ce98"/>
          <table:table-cell table:style-name="ce64"/>
          <table:table-cell table:style-name="ce99"/>
          <table:table-cell table:style-name="ce100"/>
          <table:table-cell table:style-name="ce2"/>
          <table:table-cell office:value-type="string" table:style-name="ce104">
            <text:p>LV2 (Allemand / Espagnol)</text:p>
          </table:table-cell>
          <table:table-cell office:value-type="string" table:style-name="ce105">
            <text:p>A2ESP01</text:p>
          </table:table-cell>
          <table:table-cell table:number-columns-repeated="2" table:style-name="ce106"/>
          <table:table-cell table:style-name="ce57"/>
          <table:table-cell office:value-type="string" table:style-name="ce54">
            <text:p>19,5h TD</text:p>
          </table:table-cell>
          <table:table-cell table:style-name="ce57"/>
          <table:table-cell office:value-type="string" table:style-name="ce96">
            <text:p>2 all</text:p>
            <text:p>3 esp</text:p>
          </table:table-cell>
          <table:table-cell table:style-name="ce73"/>
          <table:table-cell table:content-validation-name="val4" table:style-name="ce98"/>
          <table:table-cell table:style-name="ce61"/>
          <table:table-cell table:style-name="ce99"/>
          <table:table-cell table:style-name="ce100"/>
          <table:table-cell table:number-columns-repeated="16356" table:style-name="ce2"/>
        </table:table-row>
        <table:table-row table:style-name="ro38">
          <table:table-cell/>
          <table:table-cell office:value-type="string" table:style-name="ce74">
            <text:p>Anglais soutien S3</text:p>
          </table:table-cell>
          <table:table-cell office:value-type="string" table:style-name="ce75">
            <text:p>A2SOU01</text:p>
          </table:table-cell>
          <table:table-cell table:style-name="ce107"/>
          <table:table-cell office:value-type="string" table:style-name="ce107">
            <text:p>Moogalian</text:p>
          </table:table-cell>
          <table:table-cell table:style-name="ce77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108">
            <text:p>1</text:p>
          </table:table-cell>
          <table:table-cell table:style-name="ce109"/>
          <table:table-cell table:content-validation-name="val4" table:style-name="ce110"/>
          <table:table-cell table:style-name="ce86"/>
          <table:table-cell table:style-name="ce111"/>
          <table:table-cell table:style-name="ce112"/>
          <table:table-cell table:style-name="ce2"/>
          <table:table-cell office:value-type="string" table:style-name="ce74">
            <text:p>Anglais soutien S4</text:p>
          </table:table-cell>
          <table:table-cell office:value-type="string" table:style-name="ce75">
            <text:p>A2SOU02</text:p>
          </table:table-cell>
          <table:table-cell table:style-name="ce76"/>
          <table:table-cell office:value-type="string" table:style-name="ce76">
            <text:p>Moogalian</text:p>
          </table:table-cell>
          <table:table-cell table:style-name="ce78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108">
            <text:p>1</text:p>
          </table:table-cell>
          <table:table-cell table:style-name="ce109"/>
          <table:table-cell table:content-validation-name="val4" table:style-name="ce110"/>
          <table:table-cell table:style-name="ce82"/>
          <table:table-cell table:style-name="ce111"/>
          <table:table-cell table:style-name="ce112"/>
          <table:table-cell table:number-columns-repeated="16356" table:style-name="ce2"/>
        </table:table-row>
        <table:table-row table:style-name="ro28">
          <table:table-cell/>
          <table:table-cell table:style-name="ce113"/>
          <table:table-cell table:number-columns-repeated="12" table:style-name="ce4"/>
          <table:table-cell table:style-name="ce2"/>
          <table:table-cell table:style-name="ce92"/>
          <table:table-cell table:number-columns-repeated="16368" table:style-name="ce2"/>
        </table:table-row>
        <table:table-row table:style-name="ro16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/>
        </table:table-row>
        <table:table-row table:number-rows-repeated="2" table:style-name="ro29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9">
          <table:table-cell/>
          <table:table-cell table:style-name="ce113"/>
          <table:covered-table-cell/>
          <table:covered-table-cell table:number-columns-repeated="11"/>
          <table:table-cell table:style-name="ce2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9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5">
        <table:table-column table:style-name="co42" table:default-cell-style-name="ce31"/>
        <table:table-column table:style-name="co43" table:default-cell-style-name="ce31"/>
        <table:table-column table:style-name="co9" table:default-cell-style-name="ce31"/>
        <table:table-column table:style-name="co31" table:default-cell-style-name="ce31" table:visibility="collapse"/>
        <table:table-column table:style-name="co24" table:default-cell-style-name="ce31" table:visibility="collapse"/>
        <table:table-column table:style-name="co25" table:default-cell-style-name="ce31"/>
        <table:table-column table:style-name="co44" table:default-cell-style-name="ce31"/>
        <table:table-column table:style-name="co14" table:default-cell-style-name="ce31"/>
        <table:table-column table:style-name="co45" table:default-cell-style-name="ce31"/>
        <table:table-column table:style-name="co44" table:number-columns-repeated="3" table:default-cell-style-name="ce31"/>
        <table:table-column table:style-name="co46" table:default-cell-style-name="ce31"/>
        <table:table-column table:style-name="co47" table:default-cell-style-name="ce31"/>
        <table:table-column table:style-name="co48" table:default-cell-style-name="ce31"/>
        <table:table-column table:style-name="co43" table:default-cell-style-name="ce31"/>
        <table:table-column table:style-name="co1" table:default-cell-style-name="ce31"/>
        <table:table-column table:style-name="co18" table:number-columns-repeated="2" table:default-cell-style-name="ce31" table:visibility="collapse"/>
        <table:table-column table:style-name="co1" table:default-cell-style-name="ce31"/>
        <table:table-column table:style-name="co49" table:default-cell-style-name="ce31"/>
        <table:table-column table:style-name="co1" table:default-cell-style-name="ce31"/>
        <table:table-column table:style-name="co25" table:default-cell-style-name="ce31"/>
        <table:table-column table:style-name="co1" table:number-columns-repeated="7" table:default-cell-style-name="ce31"/>
        <table:table-column table:style-name="co18" table:default-cell-style-name="ce31" table:visibility="collapse"/>
        <table:table-column table:style-name="co1" table:number-columns-repeated="16353" table:default-cell-style-name="ce31"/>
        <table:table-row table:style-name="ro39">
          <table:table-cell/>
          <table:table-cell office:value-type="string" table:number-columns-spanned="2" table:number-rows-spanned="1" table:style-name="ce128">
            <text:p>Dauphine Licence<text:s/></text:p>
            <text:p>Mention Informatique des Organisations</text:p>
          </table:table-cell>
          <table:covered-table-cell/>
          <table:table-cell table:number-columns-repeated="2" table:style-name="ce116"/>
          <table:table-cell table:style-name="ce2"/>
          <table:table-cell office:value-type="string" table:number-columns-spanned="2" table:number-rows-spanned="1" table:style-name="ce129">
            <text:p>prévision 2016/2017</text:p>
          </table:table-cell>
          <table:covered-table-cell/>
          <table:table-cell office:value-type="string" table:number-columns-spanned="2" table:number-rows-spanned="1" table:style-name="ce91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40">
          <table:table-cell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31"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53">
            <text:p>Pré-rentrée : Mise à niveau Probabilités</text:p>
          </table:table-cell>
          <table:table-cell office:value-type="string" table:style-name="ce54">
            <text:p>A3MANPRO</text:p>
          </table:table-cell>
          <table:table-cell office:value-type="string" table:style-name="ce55">
            <text:p>Mayag</text:p>
          </table:table-cell>
          <table:table-cell office:value-type="string" table:style-name="ce55">
            <text:p>Mayag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7"/>
          <table:table-cell table:style-name="ce96"/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Ingénierie des systèmes d'information 2</text:p>
          </table:table-cell>
          <table:table-cell office:value-type="string" table:style-name="ce54">
            <text:p>A3STS28</text:p>
          </table:table-cell>
          <table:table-cell table:style-name="ce55"/>
          <table:table-cell office:value-type="string" table:style-name="ce55">
            <text:p>Mignet</text:p>
            <text:p>Debailleux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2">
          <table:table-cell/>
          <table:table-cell office:value-type="string" table:style-name="ce53">
            <text:p>Ingénierie des systèmes d'information 1</text:p>
          </table:table-cell>
          <table:table-cell office:value-type="string" table:style-name="ce54">
            <text:p>A3STS25</text:p>
          </table:table-cell>
          <table:table-cell table:style-name="ce55"/>
          <table:table-cell office:value-type="string" table:style-name="ce55">
            <text:p>Mignet</text:p>
            <text:p>Debailleux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7"/>
          <table:table-cell office:value-type="float" office:value="2" table:style-name="ce96">
            <text:p>2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67">
            <text:p>Bases de données relationnelles</text:p>
          </table:table-cell>
          <table:table-cell office:value-type="string" table:style-name="ce54">
            <text:p>A3STS18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Belhajjame</text:p>
          </table:table-cell>
          <table:table-cell office:value-type="string" table:style-name="ce54">
            <text:p>24h CM</text:p>
          </table:table-cell>
          <table:table-cell office:value-type="string" table:style-name="ce54">
            <text:p>18h TD</text:p>
          </table:table-cell>
          <table:table-cell office:value-type="string" table:style-name="ce54">
            <text:p>6h TP</text:p>
          </table:table-cell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8"/>
          <table:table-cell table:style-name="ce99"/>
          <table:table-cell table:style-name="ce71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43">
          <table:table-cell/>
          <table:table-cell office:value-type="string" table:style-name="ce67">
            <text:p>Probabilités et processus stochastique</text:p>
          </table:table-cell>
          <table:table-cell office:value-type="string" table:style-name="ce54">
            <text:p>A3STS23</text:p>
          </table:table-cell>
          <table:table-cell office:value-type="string" table:style-name="ce55">
            <text:p>Mayag</text:p>
          </table:table-cell>
          <table:table-cell office:value-type="string" table:style-name="ce55">
            <text:p>Mayag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Modèles décisionnels</text:p>
          </table:table-cell>
          <table:table-cell office:value-type="string" table:style-name="ce54">
            <text:p>A3STS34</text:p>
          </table:table-cell>
          <table:table-cell office:value-type="string" table:style-name="ce55">
            <text:p>Ozturk</text:p>
          </table:table-cell>
          <table:table-cell office:value-type="string" table:style-name="ce55">
            <text:p>Ozturk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Analyse de données</text:p>
          </table:table-cell>
          <table:table-cell office:value-type="string" table:style-name="ce54">
            <text:p>A3STS24</text:p>
          </table:table-cell>
          <table:table-cell office:value-type="string" table:style-name="ce55">
            <text:p>Atif</text:p>
          </table:table-cell>
          <table:table-cell office:value-type="string" table:style-name="ce55">
            <text:p>Atif CM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Introduction aux systèmes à base de connaissances</text:p>
          </table:table-cell>
          <table:table-cell office:value-type="string" table:style-name="ce54">
            <text:p>A3STS35</text:p>
          </table:table-cell>
          <table:table-cell office:value-type="string" table:style-name="ce55">
            <text:p>Pigozzi/Cazenave</text:p>
          </table:table-cell>
          <table:table-cell office:value-type="string" table:style-name="ce55">
            <text:p>Pigozzi/Cazenave CM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2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16356" table:style-name="ce31"/>
        </table:table-row>
        <table:table-row table:style-name="ro43">
          <table:table-cell/>
          <table:table-cell office:value-type="string" table:style-name="ce67">
            <text:p>Java-Objet</text:p>
          </table:table-cell>
          <table:table-cell office:value-type="string" table:style-name="ce54">
            <text:p>A3STS20</text:p>
          </table:table-cell>
          <table:table-cell office:value-type="string" table:style-name="ce55">
            <text:p>Masson Michel</text:p>
          </table:table-cell>
          <table:table-cell office:value-type="string" table:style-name="ce55">
            <text:p>Masson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7"/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Réseaux : infrastructures</text:p>
          </table:table-cell>
          <table:table-cell office:value-type="string" table:style-name="ce54">
            <text:p>A3STS29</text:p>
          </table:table-cell>
          <table:table-cell office:value-type="string" table:style-name="ce55">
            <text:p>Galand</text:p>
          </table:table-cell>
          <table:table-cell office:value-type="string" table:style-name="ce55">
            <text:p>Galand CM</text:p>
            <text:p>Lesca</text:p>
          </table:table-cell>
          <table:table-cell office:value-type="string" table:style-name="ce54">
            <text:p>13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1,5h TP</text:p>
          </table:table-cell>
          <table:table-cell office:value-type="string" table:style-name="ce96">
            <text:p>2 TD</text:p>
            <text:p><text:s/>et 2 TP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0"/>
          <table:table-cell table:style-name="ce99"/>
          <table:table-cell table:style-name="ce71"/>
          <table:table-cell table:number-columns-repeated="16356" table:style-name="ce31"/>
        </table:table-row>
        <table:table-row table:style-name="ro42">
          <table:table-cell/>
          <table:table-cell office:value-type="string" table:style-name="ce67">
            <text:p>Utilisation et programmation UNIX</text:p>
          </table:table-cell>
          <table:table-cell office:value-type="string" table:style-name="ce54">
            <text:p>A3STS21</text:p>
          </table:table-cell>
          <table:table-cell office:value-type="string" table:style-name="ce55">
            <text:p>Masson Michel</text:p>
          </table:table-cell>
          <table:table-cell office:value-type="string" table:style-name="ce55">
            <text:p>Masson</text:p>
          </table:table-cell>
          <table:table-cell office:value-type="string" table:style-name="ce54">
            <text:p>9h CM</text:p>
          </table:table-cell>
          <table:table-cell table:style-name="ce56"/>
          <table:table-cell office:value-type="string" table:style-name="ce54">
            <text:p>21h TP</text:p>
          </table:table-cell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style-name="ce64"/>
          <table:table-cell table:content-validation-name="val5" table:style-name="ce68"/>
          <table:table-cell table:style-name="ce99"/>
          <table:table-cell table:style-name="ce71"/>
          <table:table-cell table:style-name="ce31"/>
          <table:table-cell office:value-type="string" table:style-name="ce67">
            <text:p>Programmation linéaire</text:p>
          </table:table-cell>
          <table:table-cell office:value-type="string" table:style-name="ce54">
            <text:p>A3STS17</text:p>
          </table:table-cell>
          <table:table-cell office:value-type="string" table:style-name="ce55">
            <text:p>Cornaz</text:p>
          </table:table-cell>
          <table:table-cell office:value-type="string" table:style-name="ce55">
            <text:p>Cornaz CM</text:p>
            <text:p>Furini</text:p>
            <text:p>Barrot</text:p>
          </table:table-cell>
          <table:table-cell office:value-type="string" table:style-name="ce54">
            <text:p>16,5h CM</text:p>
          </table:table-cell>
          <table:table-cell office:value-type="string" table:style-name="ce54">
            <text:p>16,5h TD</text:p>
          </table:table-cell>
          <table:table-cell office:value-type="string" table:style-name="ce54">
            <text:p>3h TP</text:p>
          </table:table-cell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0"/>
          <table:table-cell table:style-name="ce99"/>
          <table:table-cell table:style-name="ce71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Graphes : modélisation et algorithmes</text:p>
          </table:table-cell>
          <table:table-cell office:value-type="string" table:style-name="ce54">
            <text:p>A3STS19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 CM</text:p>
            <text:p>Barrot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7"/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Comptabilité analytique</text:p>
          </table:table-cell>
          <table:table-cell office:value-type="string" table:style-name="ce54">
            <text:p>A3STS30</text:p>
          </table:table-cell>
          <table:table-cell table:style-name="ce55"/>
          <table:table-cell office:value-type="string" table:style-name="ce55">
            <text:p>Legris Pelegrin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16356" table:style-name="ce31"/>
        </table:table-row>
        <table:table-row table:style-name="ro11">
          <table:table-cell/>
          <table:table-cell office:value-type="string" table:style-name="ce53">
            <text:p>Logique<text:span text:style-name="T6"><text:s/>(en anglais)</text:span></text:p>
          </table:table-cell>
          <table:table-cell office:value-type="string" table:style-name="ce54">
            <text:p>A3STS22</text:p>
          </table:table-cell>
          <table:table-cell office:value-type="string" table:style-name="ce55">
            <text:p>Pigozzi/Masson</text:p>
          </table:table-cell>
          <table:table-cell office:value-type="string" table:style-name="ce55">
            <text:p>Pigozzi/Masson CM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53">
            <text:p>Finance d'entreprise</text:p>
          </table:table-cell>
          <table:table-cell office:value-type="string" table:style-name="ce54">
            <text:p>A3STS36</text:p>
          </table:table-cell>
          <table:table-cell office:value-type="string" table:style-name="ce55">
            <text:p>Thibonnier</text:p>
          </table:table-cell>
          <table:table-cell office:value-type="string" table:style-name="ce55">
            <text:p>Thibonnier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Anglais 5</text:p>
          </table:table-cell>
          <table:table-cell office:value-type="string" table:style-name="ce54">
            <text:p>A3STS2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De Filippis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float" office:value="3" table:style-name="ce96">
            <text:p>3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120">
            <text:p>Projet Java</text:p>
          </table:table-cell>
          <table:table-cell office:value-type="string" table:style-name="ce105">
            <text:p>A3STS32</text:p>
          </table:table-cell>
          <table:table-cell office:value-type="string" table:style-name="ce106">
            <text:p>Masson Michel</text:p>
          </table:table-cell>
          <table:table-cell office:value-type="string" table:style-name="ce106">
            <text:p>Masson</text:p>
          </table:table-cell>
          <table:table-cell office:value-type="string" table:style-name="ce54">
            <text:p>1,5h CM</text:p>
          </table:table-cell>
          <table:table-cell table:style-name="ce56"/>
          <table:table-cell office:value-type="string" table:style-name="ce54">
            <text:p>18h TP</text:p>
          </table:table-cell>
          <table:table-cell office:value-type="float" office:value="2" table:style-name="ce96">
            <text:p>2</text:p>
          </table:table-cell>
          <table:table-cell table:content-validation-name="val5" table:style-name="ce63"/>
          <table:table-cell table:content-validation-name="val5" table:style-name="ce121"/>
          <table:table-cell table:content-validation-name="val5" table:style-name="ce68"/>
          <table:table-cell table:style-name="ce99"/>
          <table:table-cell table:style-name="ce71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3ALL05</text:p>
            <text:p>A3ESP05</text:p>
          </table:table-cell>
          <table:table-cell office:value-type="string" table:style-name="ce55">
            <text:p>Quinchon Caudal</text:p>
          </table:table-cell>
          <table:table-cell table:style-name="ce55"/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table:style-name="ce96"/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71"/>
          <table:table-cell table:style-name="ce31"/>
          <table:table-cell office:value-type="string" table:style-name="ce104">
            <text:p>Expression écrite - communication<text:s/></text:p>
          </table:table-cell>
          <table:table-cell office:value-type="string" table:style-name="ce105">
            <text:p>A3STS26</text:p>
          </table:table-cell>
          <table:table-cell office:value-type="string" table:style-name="ce106">
            <text:p>Caracassonne</text:p>
          </table:table-cell>
          <table:table-cell office:value-type="string" table:style-name="ce106">
            <text:p>Carcassonne CM</text:p>
            <text:p>Checri</text:p>
          </table:table-cell>
          <table:table-cell office:value-type="string" table:style-name="ce122">
            <text:p>3h CM</text:p>
          </table:table-cell>
          <table:table-cell office:value-type="string" table:style-name="ce122">
            <text:p>36h TD</text:p>
          </table:table-cell>
          <table:table-cell table:style-name="ce56"/>
          <table:table-cell office:value-type="float" office:value="2" table:style-name="ce123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9"/>
          <table:table-cell table:style-name="ce124"/>
          <table:table-cell table:number-columns-repeated="16356" table:style-name="ce31"/>
        </table:table-row>
        <table:table-row table:style-name="ro45">
          <table:table-cell/>
          <table:table-cell office:value-type="string" table:style-name="ce74">
            <text:p>Sociologie des organisations</text:p>
          </table:table-cell>
          <table:table-cell office:value-type="string" table:style-name="ce75">
            <text:p>A3STS33</text:p>
          </table:table-cell>
          <table:table-cell office:value-type="string" table:style-name="ce76">
            <text:p>Servel</text:p>
          </table:table-cell>
          <table:table-cell office:value-type="string" table:style-name="ce76">
            <text:p>Servel CM</text:p>
            <text:p>Cleach</text:p>
          </table:table-cell>
          <table:table-cell office:value-type="string" table:style-name="ce75">
            <text:p>15h CM</text:p>
          </table:table-cell>
          <table:table-cell office:value-type="string" table:style-name="ce75">
            <text:p>18h TD</text:p>
          </table:table-cell>
          <table:table-cell table:style-name="ce78"/>
          <table:table-cell office:value-type="float" office:value="2" table:style-name="ce108">
            <text:p>2</text:p>
          </table:table-cell>
          <table:table-cell table:content-validation-name="val5" table:style-name="ce85"/>
          <table:table-cell table:content-validation-name="val5" table:style-name="ce81"/>
          <table:table-cell table:style-name="ce82"/>
          <table:table-cell table:style-name="ce111"/>
          <table:table-cell table:style-name="ce83"/>
          <table:table-cell table:style-name="ce31"/>
          <table:table-cell office:value-type="string" table:style-name="ce104">
            <text:p>Anglais 6</text:p>
          </table:table-cell>
          <table:table-cell office:value-type="string" table:style-name="ce54">
            <text:p>A3STS2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De Filippis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9"/>
          <table:table-cell table:style-name="ce124"/>
          <table:table-cell table:number-columns-repeated="16356" table:style-name="ce31"/>
        </table:table-row>
        <table:table-row table:style-name="ro45">
          <table:table-cell/>
          <table:table-cell table:number-columns-repeated="14" table:style-name="ce31"/>
          <table:table-cell office:value-type="string" table:style-name="ce125">
            <text:p>LV2 (Allemand / Espagnol)</text:p>
          </table:table-cell>
          <table:table-cell office:value-type="string" table:style-name="ce75">
            <text:p>A3ALL06</text:p>
            <text:p>A3ESP06</text:p>
          </table:table-cell>
          <table:table-cell office:value-type="string" table:style-name="ce76">
            <text:p>Quinchon Caudal</text:p>
          </table:table-cell>
          <table:table-cell table:style-name="ce76"/>
          <table:table-cell table:style-name="ce77"/>
          <table:table-cell office:value-type="string" table:style-name="ce75">
            <text:p>19,5h TD</text:p>
          </table:table-cell>
          <table:table-cell table:style-name="ce77"/>
          <table:table-cell table:style-name="ce126"/>
          <table:table-cell table:style-name="ce109"/>
          <table:table-cell table:content-validation-name="val5" table:style-name="ce81"/>
          <table:table-cell table:style-name="ce82"/>
          <table:table-cell table:style-name="ce111"/>
          <table:table-cell table:style-name="ce127"/>
          <table:table-cell table:number-columns-repeated="16356" table:style-name="ce31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70" table:style-name="ce31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1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number-columns-repeated="16383" table:style-name="ce31"/>
        </table:table-row>
        <table:table-row table:number-rows-repeated="1048549" table:style-name="ro1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6">
        <table:table-column table:style-name="co29" table:default-cell-style-name="ce31"/>
        <table:table-column table:style-name="co50" table:default-cell-style-name="ce31"/>
        <table:table-column table:style-name="co51" table:default-cell-style-name="ce31"/>
        <table:table-column table:style-name="co31" table:default-cell-style-name="ce31" table:visibility="collapse"/>
        <table:table-column table:style-name="co24" table:default-cell-style-name="ce31" table:visibility="collapse"/>
        <table:table-column table:style-name="co32" table:default-cell-style-name="ce31"/>
        <table:table-column table:style-name="co52" table:default-cell-style-name="ce31"/>
        <table:table-column table:style-name="co53" table:default-cell-style-name="ce31"/>
        <table:table-column table:style-name="co11" table:default-cell-style-name="ce31"/>
        <table:table-column table:style-name="co13" table:number-columns-repeated="3" table:default-cell-style-name="ce31"/>
        <table:table-column table:style-name="co21" table:default-cell-style-name="ce31"/>
        <table:table-column table:style-name="co40" table:default-cell-style-name="ce31"/>
        <table:table-column table:style-name="co29" table:default-cell-style-name="ce31"/>
        <table:table-column table:style-name="co43" table:default-cell-style-name="ce31"/>
        <table:table-column table:style-name="co51" table:default-cell-style-name="ce31"/>
        <table:table-column table:style-name="co18" table:number-columns-repeated="2" table:default-cell-style-name="ce31" table:visibility="collapse"/>
        <table:table-column table:style-name="co1" table:default-cell-style-name="ce31"/>
        <table:table-column table:style-name="co52" table:default-cell-style-name="ce31"/>
        <table:table-column table:style-name="co1" table:number-columns-repeated="9" table:default-cell-style-name="ce31"/>
        <table:table-column table:style-name="co18" table:default-cell-style-name="ce31" table:visibility="collapse"/>
        <table:table-column table:style-name="co1" table:number-columns-repeated="16353" table:default-cell-style-name="ce31"/>
        <table:table-row table:style-name="ro46">
          <table:table-cell/>
          <table:table-cell office:value-type="string" table:number-columns-spanned="5" table:number-rows-spanned="1" table:style-name="ce128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0">
            <text:p>prévision 2016/2017</text:p>
          </table:table-cell>
          <table:covered-table-cell/>
          <table:table-cell office:value-type="string" table:number-columns-spanned="3" table:number-rows-spanned="1" table:style-name="ce91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40">
          <table:table-cell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52">
            <text:p>Nombre d'années d'enseignement de la matière</text:p>
          </table:table-cell>
          <table:table-cell table:style-name="ce131"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52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47">
          <table:table-cell/>
          <table:table-cell office:value-type="string" table:style-name="ce53">
            <text:p>Pré-rentrée : probabilités et statistiques</text:p>
          </table:table-cell>
          <table:table-cell office:value-type="string" table:style-name="ce54">
            <text:p>A3PREMA</text:p>
          </table:table-cell>
          <table:table-cell office:value-type="string" table:style-name="ce54">
            <text:p>Balabdaoui</text:p>
          </table:table-cell>
          <table:table-cell office:value-type="string" table:style-name="ce54">
            <text:p>Balabdaoui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6"/>
          <table:table-cell table:style-name="ce96"/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Méthodes numériques : optimisation</text:p>
          </table:table-cell>
          <table:table-cell office:value-type="string" table:style-name="ce54">
            <text:p>A3STS14</text:p>
          </table:table-cell>
          <table:table-cell office:value-type="string" table:style-name="ce54">
            <text:p>Frouvelle</text:p>
          </table:table-cell>
          <table:table-cell office:value-type="string" table:style-name="ce54">
            <text:p>Frouvelle CM</text:p>
            <text:p>Nenna</text:p>
            <text:p>Denoyelle</text:p>
            <text:p>Gharsall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0,5hTD</text:p>
          </table:table-cell>
          <table:table-cell office:value-type="string" table:style-name="ce54">
            <text:p>9hTP</text:p>
          </table:table-cell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content-validation-name="val6" table:style-name="ce72"/>
          <table:table-cell table:style-name="ce99"/>
          <table:table-cell table:style-name="ce66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7">
          <table:table-cell/>
          <table:table-cell office:value-type="string" table:style-name="ce53">
            <text:p>Intégrale de Lebesgue et Probabilités</text:p>
          </table:table-cell>
          <table:table-cell office:value-type="string" table:style-name="ce54">
            <text:p>A3STS01</text:p>
          </table:table-cell>
          <table:table-cell office:value-type="string" table:style-name="ce54">
            <text:p>Fejoz</text:p>
          </table:table-cell>
          <table:table-cell office:value-type="string" table:style-name="ce54">
            <text:p>Fejoz CM</text:p>
            <text:p>Butez</text:p>
            <text:p>Simenhaus</text:p>
            <text:p>Haspot</text:p>
          </table:table-cell>
          <table:table-cell office:value-type="string" table:style-name="ce54">
            <text:p>39h CM</text:p>
          </table:table-cell>
          <table:table-cell office:value-type="string" table:style-name="ce54">
            <text:p>39h TD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Tests statistiques</text:p>
          </table:table-cell>
          <table:table-cell office:value-type="string" table:style-name="ce54">
            <text:p>A3STS10</text:p>
          </table:table-cell>
          <table:table-cell office:value-type="string" table:style-name="ce54">
            <text:p>Rousseau</text:p>
          </table:table-cell>
          <table:table-cell office:value-type="string" table:style-name="ce54">
            <text:p>Rousseau CM</text:p>
            <text:p>Butez</text:p>
            <text:p>Ivanoff</text:p>
            <text:p>Gassi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14">
          <table:table-cell/>
          <table:table-cell office:value-type="string" table:style-name="ce53">
            <text:p>Calcul Différentiel et optimisation</text:p>
          </table:table-cell>
          <table:table-cell office:value-type="string" table:style-name="ce54">
            <text:p>A3STS02</text:p>
          </table:table-cell>
          <table:table-cell office:value-type="string" table:style-name="ce54">
            <text:p>Doss</text:p>
          </table:table-cell>
          <table:table-cell office:value-type="string" table:style-name="ce54">
            <text:p>Doss CM</text:p>
            <text:p>Oli-Barton</text:p>
            <text:p>Frouvell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TD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Equations différentielles<text:s/><text:span text:style-name="T7">(enseignement en anglais)</text:span></text:p>
          </table:table-cell>
          <table:table-cell office:value-type="string" table:style-name="ce54">
            <text:p>A3STS11</text:p>
          </table:table-cell>
          <table:table-cell office:value-type="string" table:style-name="ce54">
            <text:p>Viossat</text:p>
          </table:table-cell>
          <table:table-cell office:value-type="string" table:style-name="ce54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7">
          <table:table-cell/>
          <table:table-cell office:value-type="string" table:style-name="ce53">
            <text:p>Analyse complexe</text:p>
          </table:table-cell>
          <table:table-cell office:value-type="string" table:style-name="ce54">
            <text:p>A3STS07</text:p>
          </table:table-cell>
          <table:table-cell office:value-type="string" table:style-name="ce54">
            <text:p>Vigeral</text:p>
          </table:table-cell>
          <table:table-cell office:value-type="string" table:style-name="ce54">
            <text:p>Vigeral CM</text:p>
            <text:p>Hatchi</text:p>
            <text:p>Vigeral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Topologie et analyse fonctionnelle<text:s/></text:p>
          </table:table-cell>
          <table:table-cell office:value-type="string" table:style-name="ce54">
            <text:p>A3STS12</text:p>
          </table:table-cell>
          <table:table-cell office:value-type="string" table:style-name="ce54">
            <text:p>Lamboley</text:p>
          </table:table-cell>
          <table:table-cell office:value-type="string" table:style-name="ce54">
            <text:p>Lamboley CM</text:p>
            <text:p>Henon</text:p>
            <text:p>Genadot</text:p>
            <text:p>Trinh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TD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14">
          <table:table-cell/>
          <table:table-cell office:value-type="string" table:style-name="ce67">
            <text:p>Microéconomie : concurrence imparfaite</text:p>
          </table:table-cell>
          <table:table-cell office:value-type="string" table:style-name="ce54">
            <text:p>A3STS08</text:p>
          </table:table-cell>
          <table:table-cell office:value-type="string" table:style-name="ce54">
            <text:p>Villeneuve</text:p>
          </table:table-cell>
          <table:table-cell office:value-type="string" table:style-name="ce54">
            <text:p>Villeneuve CM</text:p>
            <text:p>Vioss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Macroéconomie approfondie : chômage, monnaie, inflation</text:p>
          </table:table-cell>
          <table:table-cell office:value-type="string" table:style-name="ce54">
            <text:p>A3STS09</text:p>
          </table:table-cell>
          <table:table-cell office:value-type="string" table:style-name="ce54">
            <text:p>Masson B et Carre-Tallon</text:p>
          </table:table-cell>
          <table:table-cell office:value-type="string" table:style-name="ce54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7">
          <table:table-cell/>
          <table:table-cell office:value-type="string" table:style-name="ce53">
            <text:p>Estimation statistique<text:s/><text:span text:style-name="T6">(enseignement en anglais)</text:span></text:p>
          </table:table-cell>
          <table:table-cell office:value-type="string" table:style-name="ce54">
            <text:p>A3STS03</text:p>
          </table:table-cell>
          <table:table-cell office:value-type="string" table:style-name="ce54">
            <text:p>Robert</text:p>
          </table:table-cell>
          <table:table-cell office:value-type="string" table:style-name="ce54">
            <text:p>Robert CM</text:p>
            <text:p>Rousseau</text:p>
            <text:p>Banterl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Base de données relationnelles (commun)</text:p>
          </table:table-cell>
          <table:table-cell office:value-type="string" table:style-name="ce54">
            <text:p>A3STS18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3"/>
          <table:table-cell table:number-columns-repeated="3" table:style-name="ce134"/>
          <table:table-cell table:style-name="ce135"/>
          <table:table-cell table:number-columns-repeated="16356" table:style-name="ce31"/>
        </table:table-row>
        <table:table-row table:style-name="ro35">
          <table:table-cell/>
          <table:table-cell office:value-type="string" table:style-name="ce53">
            <text:p>Produits dérivés et gestion des risques<text:s/><text:span text:style-name="T6">(enseignement en anglais)</text:span></text:p>
          </table:table-cell>
          <table:table-cell office:value-type="string" table:style-name="ce54">
            <text:p>A3STS06</text:p>
          </table:table-cell>
          <table:table-cell office:value-type="string" table:style-name="ce54">
            <text:p>Possamai</text:p>
          </table:table-cell>
          <table:table-cell office:value-type="string" table:style-name="ce54">
            <text:p>Possamai CM</text:p>
            <text:p>Wahb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Théorie des jeux</text:p>
          </table:table-cell>
          <table:table-cell office:value-type="string" table:style-name="ce54">
            <text:p>A3STS16</text:p>
          </table:table-cell>
          <table:table-cell office:value-type="string" table:style-name="ce54">
            <text:p>Oliu-Barton</text:p>
          </table:table-cell>
          <table:table-cell office:value-type="string" table:style-name="ce54">
            <text:p>Oliu-Barton CM</text:p>
            <text:p>Vioss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7">
          <table:table-cell/>
          <table:table-cell office:value-type="string" table:style-name="ce53">
            <text:p>Graphes : modélisation et algorithmes (commun)</text:p>
          </table:table-cell>
          <table:table-cell office:value-type="string" table:style-name="ce54">
            <text:p>A3STS19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3"/>
          <table:table-cell table:number-columns-repeated="3" table:style-name="ce134"/>
          <table:table-cell table:style-name="ce135"/>
          <table:table-cell table:style-name="ce31"/>
          <table:table-cell office:value-type="string" table:style-name="ce53">
            <text:p>Economie dans l'incertain</text:p>
          </table:table-cell>
          <table:table-cell office:value-type="string" table:style-name="ce54">
            <text:p>A3STS13</text:p>
          </table:table-cell>
          <table:table-cell office:value-type="string" table:style-name="ce54">
            <text:p>Oury</text:p>
          </table:table-cell>
          <table:table-cell office:value-type="string" table:style-name="ce54">
            <text:p>Oury CM</text:p>
            <text:p>Salomon Antoine</text:p>
            <text:p>Lefor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7">
          <table:table-cell/>
          <table:table-cell office:value-type="string" table:style-name="ce53">
            <text:p>Java-Objet (commun)</text:p>
          </table:table-cell>
          <table:table-cell office:value-type="string" table:style-name="ce54">
            <text:p>A3STS20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3"/>
          <table:table-cell table:number-columns-repeated="3" table:style-name="ce134"/>
          <table:table-cell table:style-name="ce135"/>
          <table:table-cell table:style-name="ce31"/>
          <table:table-cell office:value-type="string" table:style-name="ce53">
            <text:p>Programmation linéaire (commun)</text:p>
          </table:table-cell>
          <table:table-cell office:value-type="string" table:style-name="ce54">
            <text:p>A3STS17</text:p>
          </table:table-cell>
          <table:table-cell office:value-type="string" table:style-name="ce118">
            <text:p>commun L3 INFO</text:p>
          </table:table-cell>
          <table:table-cell table:number-columns-repeated="4" table:style-name="ce118"/>
          <table:table-cell table:style-name="ce119"/>
          <table:table-cell table:style-name="ce133"/>
          <table:table-cell table:number-columns-repeated="3" table:style-name="ce134"/>
          <table:table-cell table:style-name="ce135"/>
          <table:table-cell table:number-columns-repeated="16356" table:style-name="ce31"/>
        </table:table-row>
        <table:table-row table:style-name="ro47">
          <table:table-cell/>
          <table:table-cell office:value-type="string" table:style-name="ce53">
            <text:p>Notions fondamentales L1-L2</text:p>
          </table:table-cell>
          <table:table-cell office:value-type="string" table:style-name="ce54">
            <text:p>A3STS04</text:p>
          </table:table-cell>
          <table:table-cell office:value-type="string" table:style-name="ce54">
            <text:p>Lamboley</text:p>
          </table:table-cell>
          <table:table-cell office:value-type="string" table:style-name="ce54">
            <text:p>Lamboley CM</text:p>
          </table:table-cell>
          <table:table-cell office:value-type="string" table:style-name="ce54">
            <text:p>19,5h CM</text:p>
          </table:table-cell>
          <table:table-cell table:number-columns-repeated="2" table:style-name="ce56"/>
          <table:table-cell table:style-name="ce70"/>
          <table:table-cell table:content-validation-name="val6" table:style-name="ce132"/>
          <table:table-cell table:number-columns-repeated="3" table:style-name="ce64"/>
          <table:table-cell table:style-name="ce66"/>
          <table:table-cell table:style-name="ce31"/>
          <table:table-cell office:value-type="string" table:style-name="ce104">
            <text:p>Anglais 6</text:p>
          </table:table-cell>
          <table:table-cell office:value-type="string" table:style-name="ce105">
            <text:p>A4STS15</text:p>
          </table:table-cell>
          <table:table-cell office:value-type="string" table:style-name="ce54">
            <text:p>Boillot-Patterson</text:p>
          </table:table-cell>
          <table:table-cell office:value-type="string" table:style-name="ce54">
            <text:p>Den Brinker</text:p>
            <text:p>Compton</text:p>
            <text:p>Boillot Patterso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7">
          <table:table-cell/>
          <table:table-cell office:value-type="string" table:style-name="ce53">
            <text:p>VBA</text:p>
          </table:table-cell>
          <table:table-cell office:value-type="string" table:style-name="ce54">
            <text:p>A3VBA</text:p>
          </table:table-cell>
          <table:table-cell office:value-type="string" table:style-name="ce54">
            <text:p>Genisson</text:p>
          </table:table-cell>
          <table:table-cell office:value-type="string" table:style-name="ce54">
            <text:p>Genisson</text:p>
            <text:p>Pierre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136"/>
          <table:table-cell table:style-name="ce31"/>
          <table:table-cell office:value-type="string" table:style-name="ce104">
            <text:p>LV2 (Allemand / Espagnol)</text:p>
          </table:table-cell>
          <table:table-cell office:value-type="string" table:style-name="ce105">
            <text:p>A3ALL01</text:p>
            <text:p>A3ESP01</text:p>
          </table:table-cell>
          <table:table-cell table:number-columns-repeated="2" table:style-name="ce105"/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table:style-name="ce123"/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Anglais 5</text:p>
          </table:table-cell>
          <table:table-cell office:value-type="string" table:style-name="ce54">
            <text:p>A3STS05</text:p>
          </table:table-cell>
          <table:table-cell office:value-type="string" table:style-name="ce54">
            <text:p>Boillot-Patterson</text:p>
          </table:table-cell>
          <table:table-cell office:value-type="string" table:style-name="ce54">
            <text:p>Den Brinker</text:p>
            <text:p>Compton</text:p>
            <text:p>Boillot Patterso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136"/>
          <table:table-cell table:style-name="ce31"/>
          <table:table-cell office:value-type="string" table:style-name="ce104">
            <text:p>Algèbre (CPES3)</text:p>
          </table:table-cell>
          <table:table-cell office:value-type="string" table:style-name="ce105">
            <text:p>A3PSL02</text:p>
          </table:table-cell>
          <table:table-cell table:number-columns-repeated="2" table:style-name="ce54"/>
          <table:table-cell table:style-name="ce56"/>
          <table:table-cell office:value-type="string" table:style-name="ce54">
            <text:p>60h</text:p>
          </table:table-cell>
          <table:table-cell table:style-name="ce56"/>
          <table:table-cell table:style-name="ce96"/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5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3ALL01</text:p>
            <text:p>A3ESP01</text:p>
          </table:table-cell>
          <table:table-cell table:number-columns-repeated="2" table:style-name="ce54"/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table:style-name="ce96"/>
          <table:table-cell table:style-name="ce73"/>
          <table:table-cell table:content-validation-name="val6" table:style-name="ce72"/>
          <table:table-cell table:style-name="ce64"/>
          <table:table-cell table:style-name="ce99"/>
          <table:table-cell table:style-name="ce136"/>
          <table:table-cell table:style-name="ce31"/>
          <table:table-cell office:value-type="string" table:style-name="ce125">
            <text:p>Physique Statistique (CPES3)</text:p>
          </table:table-cell>
          <table:table-cell office:value-type="string" table:style-name="ce138">
            <text:p>A3PSL03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40h</text:p>
          </table:table-cell>
          <table:table-cell table:style-name="ce77"/>
          <table:table-cell table:style-name="ce108"/>
          <table:table-cell table:style-name="ce109"/>
          <table:table-cell table:content-validation-name="val6" table:style-name="ce139"/>
          <table:table-cell table:style-name="ce86"/>
          <table:table-cell table:style-name="ce111"/>
          <table:table-cell table:style-name="ce88"/>
          <table:table-cell table:number-columns-repeated="16356" table:style-name="ce31"/>
        </table:table-row>
        <table:table-row table:style-name="ro16">
          <table:table-cell/>
          <table:table-cell office:value-type="string" table:style-name="ce74">
            <text:p>Mécanique quantique (CPES)</text:p>
          </table:table-cell>
          <table:table-cell office:value-type="string" table:style-name="ce75">
            <text:p>A3PSL01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40h</text:p>
          </table:table-cell>
          <table:table-cell table:style-name="ce77"/>
          <table:table-cell table:style-name="ce108"/>
          <table:table-cell table:style-name="ce109"/>
          <table:table-cell table:content-validation-name="val6" table:style-name="ce139"/>
          <table:table-cell table:style-name="ce86"/>
          <table:table-cell table:style-name="ce111"/>
          <table:table-cell table:style-name="ce140"/>
          <table:table-cell table:number-columns-repeated="16370" table:style-name="ce31"/>
        </table:table-row>
        <table:table-row table:style-name="ro3">
          <table:table-cell/>
          <table:table-cell table:number-columns-repeated="14" table:style-name="ce31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2"/>
          <table:table-cell table:number-columns-repeated="12" table:style-name="ce141"/>
          <table:table-cell table:number-columns-repeated="2" table:style-name="ce31"/>
          <table:table-cell table:number-columns-repeated="12" table:style-name="ce141"/>
          <table:table-cell table:number-columns-repeated="16356"/>
        </table:table-row>
        <table:table-row table:number-rows-repeated="4" table:style-name="ro7">
          <table:table-cell/>
          <table:table-cell table:style-name="ce31"/>
          <table:table-cell table:number-columns-repeated="12" table:style-name="ce141"/>
          <table:table-cell table:number-columns-repeated="2" table:style-name="ce31"/>
          <table:table-cell table:number-columns-repeated="12" table:style-name="ce141"/>
          <table:table-cell table:number-columns-repeated="16356"/>
        </table:table-row>
        <table:table-row table:style-name="ro7">
          <table:table-cell/>
          <table:table-cell table:number-columns-repeated="15" table:style-name="ce31"/>
          <table:table-cell table:number-columns-repeated="12" table:style-name="ce141"/>
          <table:table-cell table:number-columns-repeated="16356"/>
        </table:table-row>
        <table:table-row table:number-rows-repeated="1048547" table:style-name="ro1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7">
        <table:table-column table:style-name="co54" table:default-cell-style-name="ce31"/>
        <table:table-column table:style-name="co43" table:default-cell-style-name="ce31"/>
        <table:table-column table:style-name="co9" table:default-cell-style-name="ce31"/>
        <table:table-column table:style-name="co31" table:default-cell-style-name="ce31" table:visibility="collapse"/>
        <table:table-column table:style-name="co24" table:default-cell-style-name="ce31" table:visibility="collapse"/>
        <table:table-column table:style-name="co25" table:default-cell-style-name="ce31"/>
        <table:table-column table:style-name="co55" table:default-cell-style-name="ce31"/>
        <table:table-column table:style-name="co15" table:default-cell-style-name="ce31"/>
        <table:table-column table:style-name="co21" table:default-cell-style-name="ce31"/>
        <table:table-column table:style-name="co56" table:number-columns-repeated="3" table:default-cell-style-name="ce31"/>
        <table:table-column table:style-name="co21" table:default-cell-style-name="ce31"/>
        <table:table-column table:style-name="co57" table:default-cell-style-name="ce31"/>
        <table:table-column table:style-name="co58" table:default-cell-style-name="ce31"/>
        <table:table-column table:style-name="co43" table:default-cell-style-name="ce31"/>
        <table:table-column table:style-name="co1" table:default-cell-style-name="ce31"/>
        <table:table-column table:style-name="co18" table:number-columns-repeated="2" table:default-cell-style-name="ce31" table:visibility="collapse"/>
        <table:table-column table:style-name="co35" table:default-cell-style-name="ce31"/>
        <table:table-column table:style-name="co1" table:number-columns-repeated="11" table:default-cell-style-name="ce31"/>
        <table:table-column table:style-name="co18" table:default-cell-style-name="ce31" table:visibility="collapse"/>
        <table:table-column table:style-name="co1" table:number-columns-repeated="16352" table:default-cell-style-name="ce31"/>
        <table:table-row table:style-name="ro48">
          <table:table-cell/>
          <table:table-cell office:value-type="string" table:number-columns-spanned="5" table:number-rows-spanned="1" table:style-name="ce128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7">
            <text:p>prévision 2016/2017</text:p>
          </table:table-cell>
          <table:covered-table-cell/>
          <table:table-cell office:value-type="string" table:number-columns-spanned="6" table:number-rows-spanned="1" table:style-name="ce23">
            <text:p>: 150 étudiants</text:p>
          </table:table-cell>
          <table:covered-table-cell table:number-columns-repeated="5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1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2</text:p>
          </table:table-cell>
          <table:covered-table-cell table:number-columns-repeated="12"/>
          <table:table-cell table:number-columns-repeated="16356" table:style-name="ce31"/>
        </table:table-row>
        <table:table-row table:style-name="ro49">
          <table:table-cell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31"/>
          <table:table-cell office:value-type="string" table:style-name="ce117">
            <text:p>Matière</text:p>
          </table:table-cell>
          <table:table-cell office:value-type="string" table:style-name="ce118">
            <text:p>code Apogée</text:p>
          </table:table-cell>
          <table:table-cell office:value-type="string" table:style-name="ce118">
            <text:p>Responsable UE 2014-2015</text:p>
          </table:table-cell>
          <table:table-cell office:value-type="string" table:style-name="ce118">
            <text:p>Intervenants 2014-2015</text:p>
          </table:table-cell>
          <table:table-cell office:value-type="string" table:style-name="ce118">
            <text:p>COURS</text:p>
          </table:table-cell>
          <table:table-cell office:value-type="string" table:style-name="ce118">
            <text:p>TD ou cours-TD</text:p>
          </table:table-cell>
          <table:table-cell office:value-type="string" table:style-name="ce118">
            <text:p>TP</text:p>
          </table:table-cell>
          <table:table-cell office:value-type="string" table:style-name="ce119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number-columns-repeated="3" table:style-name="ce31"/>
          <table:table-cell office:value-type="string" table:style-name="ce31">
            <text:p>Choix A</text:p>
          </table:table-cell>
          <table:table-cell table:number-columns-repeated="16352"/>
        </table:table-row>
        <table:table-row table:style-name="ro42">
          <table:table-cell/>
          <table:table-cell office:value-type="string" table:style-name="ce53">
            <text:p>Pré-rentrée : mise à niveau statistiques</text:p>
          </table:table-cell>
          <table:table-cell office:value-type="string" table:style-name="ce54">
            <text:p>A4PREST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6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Optimisation et programmation dynamique</text:p>
          </table:table-cell>
          <table:table-cell office:value-type="string" table:style-name="ce54">
            <text:p>A4STM16</text:p>
          </table:table-cell>
          <table:table-cell office:value-type="string" table:style-name="ce54">
            <text:p>Cardaliaguet</text:p>
          </table:table-cell>
          <table:table-cell office:value-type="string" table:style-name="ce54">
            <text:p>Cardaliaguet CM</text:p>
            <text:p>Wahbi</text:p>
            <text:p>Cor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3" table:style-name="ce31"/>
          <table:table-cell office:value-type="string" table:style-name="ce31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3">
            <text:p>Processus discrets</text:p>
          </table:table-cell>
          <table:table-cell office:value-type="string" table:style-name="ce54">
            <text:p>A4STM01</text:p>
          </table:table-cell>
          <table:table-cell office:value-type="string" table:style-name="ce54">
            <text:p>Gubinelli</text:p>
          </table:table-cell>
          <table:table-cell office:value-type="string" table:style-name="ce54">
            <text:p>Gubinelli CM</text:p>
            <text:p>Poisat</text:p>
            <text:p>Le Cousin</text:p>
            <text:p>Pagn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6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Mouvement brownien et évaluation des actifs contingents</text:p>
          </table:table-cell>
          <table:table-cell office:value-type="string" table:style-name="ce54">
            <text:p>A4STM10</text:p>
          </table:table-cell>
          <table:table-cell office:value-type="string" table:style-name="ce54">
            <text:p>Turinici</text:p>
          </table:table-cell>
          <table:table-cell office:value-type="string" table:style-name="ce54">
            <text:p>Turinici CM</text:p>
            <text:p>Wang</text:p>
            <text:p>Henon</text:p>
            <text:p>Arr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6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3" table:style-name="ce31"/>
          <table:table-cell office:value-type="string" table:style-name="ce31">
            <text:p>Choix C</text:p>
          </table:table-cell>
          <table:table-cell table:number-columns-repeated="16352"/>
        </table:table-row>
        <table:table-row table:style-name="ro41">
          <table:table-cell/>
          <table:table-cell office:value-type="string" table:style-name="ce53">
            <text:p>Analyse fonctionnelle &amp; EDP</text:p>
          </table:table-cell>
          <table:table-cell office:value-type="string" table:style-name="ce54">
            <text:p>A4STM02</text:p>
          </table:table-cell>
          <table:table-cell office:value-type="string" table:style-name="ce54">
            <text:p>Glass</text:p>
          </table:table-cell>
          <table:table-cell office:value-type="string" table:style-name="ce54">
            <text:p>Glass CM</text:p>
            <text:p>Haspot</text:p>
            <text:p>Le Cousin</text:p>
            <text:p>Labord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6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Processus de Poisson et méthodes actuarielles<text:s/><text:span text:style-name="T6">(enseignement en anglais)</text:span></text:p>
          </table:table-cell>
          <table:table-cell office:value-type="string" table:style-name="ce54">
            <text:p>A4STM11</text:p>
          </table:table-cell>
          <table:table-cell office:value-type="string" table:style-name="ce54">
            <text:p>Hoffmann</text:p>
          </table:table-cell>
          <table:table-cell office:value-type="string" table:style-name="ce54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6">
            <text:p>4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Analyse fonctionnelle approfondie</text:p>
          </table:table-cell>
          <table:table-cell office:value-type="string" table:style-name="ce54">
            <text:p>A4STM26</text:p>
          </table:table-cell>
          <table:table-cell office:value-type="string" table:style-name="ce54">
            <text:p>Salomon Julien</text:p>
          </table:table-cell>
          <table:table-cell office:value-type="string" table:style-name="ce54">
            <text:p>Salom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Processus continus approfondis</text:p>
          </table:table-cell>
          <table:table-cell office:value-type="string" table:style-name="ce54">
            <text:p>A4STM23</text:p>
          </table:table-cell>
          <table:table-cell office:value-type="string" table:style-name="ce54">
            <text:p>Trashorras</text:p>
          </table:table-cell>
          <table:table-cell office:value-type="string" table:style-name="ce54">
            <text:p>Trashorr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34">
          <table:table-cell/>
          <table:table-cell office:value-type="string" table:style-name="ce53">
            <text:p>Modèles linéaires et ses généralisations + SAS</text:p>
          </table:table-cell>
          <table:table-cell office:value-type="string" table:style-name="ce54">
            <text:p>A4STM03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office:value-type="string" table:style-name="ce54">
            <text:p>7,5h TP</text:p>
          </table:table-cell>
          <table:table-cell office:value-type="string" table:style-name="ce96">
            <text:p>3 + 1 en anglais et 3 TP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9"/>
          <table:table-cell table:style-name="ce66"/>
          <table:table-cell table:style-name="ce31"/>
          <table:table-cell office:value-type="string" table:style-name="ce53">
            <text:p>Analyse convexe approfondie</text:p>
          </table:table-cell>
          <table:table-cell office:value-type="string" table:style-name="ce54">
            <text:p>A4STM24</text:p>
          </table:table-cell>
          <table:table-cell office:value-type="string" table:style-name="ce54">
            <text:p>Merigot</text:p>
          </table:table-cell>
          <table:table-cell office:value-type="string" table:style-name="ce54">
            <text:p>Merigo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32">
          <table:table-cell/>
          <table:table-cell office:value-type="string" table:style-name="ce67">
            <text:p>Traitement numérique du signal</text:p>
          </table:table-cell>
          <table:table-cell office:value-type="string" table:style-name="ce54">
            <text:p>A4STM19</text:p>
          </table:table-cell>
          <table:table-cell office:value-type="string" table:style-name="ce54">
            <text:p>Almouzni</text:p>
          </table:table-cell>
          <table:table-cell office:value-type="string" table:style-name="ce54">
            <text:p>Almouzni</text:p>
          </table:table-cell>
          <table:table-cell office:value-type="string" table:style-name="ce54">
            <text:p>13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13,5h TP</text:p>
          </table:table-cell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9"/>
          <table:table-cell table:style-name="ce66"/>
          <table:table-cell table:style-name="ce31"/>
          <table:table-cell office:value-type="string" table:style-name="ce67">
            <text:p>Introduction à la statistique non paramétrique</text:p>
          </table:table-cell>
          <table:table-cell office:value-type="string" table:style-name="ce54">
            <text:p>A4STM17</text:p>
          </table:table-cell>
          <table:table-cell office:value-type="string" table:style-name="ce54">
            <text:p>Rivoirard</text:p>
          </table:table-cell>
          <table:table-cell office:value-type="string" table:style-name="ce54">
            <text:p>Rivoirard CM</text:p>
            <text:p>Tran</text:p>
            <text:p>Trinh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14">
          <table:table-cell/>
          <table:table-cell office:value-type="string" table:style-name="ce53">
            <text:p>Gestion de portefeuille<text:s/><text:span text:style-name="T6">(enseignement en anglais)</text:span></text:p>
          </table:table-cell>
          <table:table-cell office:value-type="string" table:style-name="ce54">
            <text:p>A4STM06</text:p>
          </table:table-cell>
          <table:table-cell office:value-type="string" table:style-name="ce54">
            <text:p>Kharroubi</text:p>
          </table:table-cell>
          <table:table-cell office:value-type="string" table:style-name="ce54">
            <text:p>Kharroubi CM</text:p>
            <text:p>Zou</text:p>
            <text:p>Souty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Méthodes numériques : problèmes dépendants du temps</text:p>
          </table:table-cell>
          <table:table-cell office:value-type="string" table:style-name="ce54">
            <text:p>A4STM13</text:p>
          </table:table-cell>
          <table:table-cell office:value-type="string" table:style-name="ce54">
            <text:p>Lissy</text:p>
          </table:table-cell>
          <table:table-cell office:value-type="string" table:style-name="ce54">
            <text:p>Lissy CM</text:p>
            <text:p>Denoyelle</text:p>
            <text:p>Salomon Julie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6h TP</text:p>
          </table:table-cell>
          <table:table-cell office:value-type="string" table:style-name="ce96">
            <text:p>2 <text:s/>+ 1 en anglais et 6 TP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9"/>
          <table:table-cell table:style-name="ce66"/>
          <table:table-cell table:number-columns-repeated="16356" table:style-name="ce31"/>
        </table:table-row>
        <table:table-row table:style-name="ro48">
          <table:table-cell/>
          <table:table-cell office:value-type="string" table:style-name="ce67">
            <text:p>Actuariat 1 - Introduction</text:p>
          </table:table-cell>
          <table:table-cell office:value-type="string" table:style-name="ce54">
            <text:p>A4STM07</text:p>
          </table:table-cell>
          <table:table-cell office:value-type="string" table:style-name="ce54">
            <text:p>Pierre-Loti-Viaud</text:p>
          </table:table-cell>
          <table:table-cell office:value-type="string" table:style-name="ce54">
            <text:p>Pierre-Loti-Viau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Analyse des données</text:p>
          </table:table-cell>
          <table:table-cell office:value-type="string" table:style-name="ce54">
            <text:p>A4STM14</text:p>
          </table:table-cell>
          <table:table-cell office:value-type="string" table:style-name="ce54">
            <text:p>Bertrand Patrice</text:p>
          </table:table-cell>
          <table:table-cell office:value-type="string" table:style-name="ce54">
            <text:p>Bertrand CM</text:p>
            <text:p>Ni Yuan</text:p>
            <text:p>Pasquign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3">
          <table:table-cell/>
          <table:table-cell office:value-type="string" table:style-name="ce120">
            <text:p>Microéconomie : théorie des contrats</text:p>
          </table:table-cell>
          <table:table-cell office:value-type="string" table:style-name="ce105">
            <text:p>A4STM20</text:p>
          </table:table-cell>
          <table:table-cell office:value-type="string" table:style-name="ce105">
            <text:p>Lefort</text:p>
          </table:table-cell>
          <table:table-cell office:value-type="string" table:style-name="ce105">
            <text:p>Lefort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-type="float" office:value="1" table:style-name="ce123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style-name="ce31"/>
          <table:table-cell office:value-type="string" table:style-name="ce104">
            <text:p>Econométrie appliquée</text:p>
          </table:table-cell>
          <table:table-cell office:value-type="string" table:style-name="ce105">
            <text:p>A4STM25</text:p>
          </table:table-cell>
          <table:table-cell office:value-type="string" table:style-name="ce105">
            <text:p>Davezies</text:p>
          </table:table-cell>
          <table:table-cell office:value-type="string" table:style-name="ce105">
            <text:p>Davezie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">
          <table:table-cell/>
          <table:table-cell office:value-type="string" table:style-name="ce67">
            <text:p>Méthodes de Monte-Carlo</text:p>
          </table:table-cell>
          <table:table-cell office:value-type="string" table:style-name="ce54">
            <text:p>A4STM08</text:p>
          </table:table-cell>
          <table:table-cell office:value-type="string" table:style-name="ce54">
            <text:p>Tan</text:p>
          </table:table-cell>
          <table:table-cell office:value-type="string" table:style-name="ce54">
            <text:p>Tan CM</text:p>
            <text:p>Baradel</text:p>
            <text:p>Zheng</text:p>
          </table:table-cell>
          <table:table-cell office:value-type="string" table:style-name="ce54">
            <text:p>10,5h CM</text:p>
          </table:table-cell>
          <table:table-cell office:value-type="string" table:style-name="ce54">
            <text:p>6h TD</text:p>
          </table:table-cell>
          <table:table-cell office:value-type="string" table:style-name="ce54">
            <text:p>24h TP</text:p>
          </table:table-cell>
          <table:table-cell office:value-type="float" office:value="2" table:style-name="ce96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9"/>
          <table:table-cell table:style-name="ce66"/>
          <table:table-cell table:style-name="ce31"/>
          <table:table-cell office:value-type="string" table:style-name="ce104">
            <text:p>Comptabilité de l'entreprise</text:p>
          </table:table-cell>
          <table:table-cell office:value-type="string" table:style-name="ce105">
            <text:p>A4STM15</text:p>
          </table:table-cell>
          <table:table-cell office:value-type="string" table:style-name="ce105">
            <text:p>Thuelin</text:p>
          </table:table-cell>
          <table:table-cell office:value-type="string" table:style-name="ce105">
            <text:p>Thuelin</text:p>
          </table:table-cell>
          <table:table-cell table:style-name="ce56"/>
          <table:table-cell office:value-type="string" table:style-name="ce122">
            <text:p>39h CMTD</text:p>
          </table:table-cell>
          <table:table-cell table:style-name="ce56"/>
          <table:table-cell office:value-type="float" office:value="1" table:style-name="ce123">
            <text:p>1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46">
          <table:table-cell/>
          <table:table-cell office:value-type="string" table:style-name="ce53">
            <text:p>Séries temporelles</text:p>
          </table:table-cell>
          <table:table-cell office:value-type="string" table:style-name="ce54">
            <text:p>A4STM05</text:p>
          </table:table-cell>
          <table:table-cell office:value-type="string" table:style-name="ce54">
            <text:p>Chafai</text:p>
          </table:table-cell>
          <table:table-cell office:value-type="string" table:style-name="ce54">
            <text:p>Chafai CM</text:p>
            <text:p>PossamaI</text:p>
            <text:p>Ivanoff</text:p>
            <text:p>Pagn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6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04">
            <text:p>C++</text:p>
          </table:table-cell>
          <table:table-cell office:value-type="string" table:style-name="ce105">
            <text:p>A4STM18</text:p>
          </table:table-cell>
          <table:table-cell table:style-name="ce105"/>
          <table:table-cell office:value-type="string" table:style-name="ce105">
            <text:p>Lampis CM</text:p>
            <text:p>Louati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-type="float" office:value="2" table:style-name="ce123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35">
          <table:table-cell/>
          <table:table-cell office:value-type="string" table:style-name="ce53">
            <text:p>Contrôle des chaînes de Markov</text:p>
          </table:table-cell>
          <table:table-cell office:value-type="string" table:style-name="ce54">
            <text:p>A4STM22</text:p>
          </table:table-cell>
          <table:table-cell office:value-type="string" table:style-name="ce54">
            <text:p>Haas</text:p>
          </table:table-cell>
          <table:table-cell office:value-type="string" table:style-name="ce54">
            <text:p>Ha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04">
            <text:p>Apprentissage statistique et grande dimenision : une introduction</text:p>
          </table:table-cell>
          <table:table-cell office:value-type="string" table:style-name="ce105">
            <text:p>A4STM21</text:p>
          </table:table-cell>
          <table:table-cell office:value-type="string" table:style-name="ce105">
            <text:p>Hoffmann</text:p>
          </table:table-cell>
          <table:table-cell office:value-type="string" table:style-name="ce105">
            <text:p>Hoffmann CM</text:p>
            <text:p>Comminges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-type="float" office:value="3" table:style-name="ce123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27">
          <table:table-cell/>
          <table:table-cell office:value-type="string" table:style-name="ce53">
            <text:p>Anglais 1</text:p>
          </table:table-cell>
          <table:table-cell office:value-type="string" table:style-name="ce54">
            <text:p>A4STM04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Chupin</text:p>
            <text:p>Joyce</text:p>
            <text:p>Leonard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5" table:style-name="ce96">
            <text:p>5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53">
            <text:p>Macroéconomie approfondie</text:p>
          </table:table-cell>
          <table:table-cell office:value-type="string" table:style-name="ce54">
            <text:p>A4STM09</text:p>
          </table:table-cell>
          <table:table-cell office:value-type="string" table:style-name="ce54">
            <text:p>Carre-Tallon / Masson</text:p>
          </table:table-cell>
          <table:table-cell office:value-type="string" table:style-name="ce54">
            <text:p>Carre-Tallon</text:p>
            <text:p>Masson Bernard</text:p>
            <text:p>Forouhesfa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Anglais Soutien S1</text:p>
          </table:table-cell>
          <table:table-cell office:value-type="string" table:style-name="ce54">
            <text:p>A4SOU01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McCarthy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04">
            <text:p>Anglais 2</text:p>
          </table:table-cell>
          <table:table-cell office:value-type="string" table:style-name="ce105">
            <text:p>A4STM12</text:p>
          </table:table-cell>
          <table:table-cell office:value-type="string" table:style-name="ce105">
            <text:p>Chupin</text:p>
          </table:table-cell>
          <table:table-cell office:value-type="string" table:style-name="ce105">
            <text:p>Chupin</text:p>
            <text:p>Joyce</text:p>
            <text:p>Leonard</text:p>
          </table:table-cell>
          <table:table-cell table:style-name="ce56"/>
          <table:table-cell office:value-type="string" table:style-name="ce122">
            <text:p>19,5h CMTD</text:p>
          </table:table-cell>
          <table:table-cell table:style-name="ce56"/>
          <table:table-cell office:value-type="float" office:value="5" table:style-name="ce123">
            <text:p>5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/>
        </table:table-row>
        <table:table-row table:style-name="ro45">
          <table:table-cell/>
          <table:table-cell office:value-type="string" table:style-name="ce74">
            <text:p>LV2 (Allemand / Espagnol)</text:p>
          </table:table-cell>
          <table:table-cell office:value-type="string" table:style-name="ce75">
            <text:p>A4ALL01</text:p>
            <text:p>A4ESP01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19,5h TD</text:p>
          </table:table-cell>
          <table:table-cell table:style-name="ce77"/>
          <table:table-cell table:style-name="ce108"/>
          <table:table-cell table:style-name="ce109"/>
          <table:table-cell table:content-validation-name="val7" table:style-name="ce139"/>
          <table:table-cell table:style-name="ce86"/>
          <table:table-cell table:style-name="ce111"/>
          <table:table-cell table:style-name="ce88"/>
          <table:table-cell table:style-name="ce31"/>
          <table:table-cell office:value-type="string" table:style-name="ce104">
            <text:p>LV2 (Allemand / Espagnol)</text:p>
          </table:table-cell>
          <table:table-cell office:value-type="string" table:style-name="ce105">
            <text:p>A4ALL01</text:p>
            <text:p>A4ESP01</text:p>
          </table:table-cell>
          <table:table-cell table:number-columns-repeated="2" table:style-name="ce105"/>
          <table:table-cell table:style-name="ce56"/>
          <table:table-cell office:value-type="string" table:style-name="ce122">
            <text:p>19,5h TD</text:p>
          </table:table-cell>
          <table:table-cell table:style-name="ce56"/>
          <table:table-cell table:style-name="ce123"/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137"/>
          <table:table-cell table:number-columns-repeated="16356"/>
        </table:table-row>
        <table:table-row table:style-name="ro50">
          <table:table-cell/>
          <table:table-cell table:number-columns-repeated="14" table:style-name="ce31"/>
          <table:table-cell office:value-type="string" table:style-name="ce53">
            <text:p>Anglais Soutien S2</text:p>
          </table:table-cell>
          <table:table-cell office:value-type="string" table:style-name="ce54">
            <text:p>A4SOU02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Riley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9"/>
          <table:table-cell table:style-name="ce66"/>
          <table:table-cell table:number-columns-repeated="16356"/>
        </table:table-row>
        <table:table-row table:style-name="ro36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5"/>
          <table:covered-table-cell table:number-columns-repeated="11"/>
          <table:table-cell table:style-name="ce31"/>
          <table:table-cell office:value-type="string" table:style-name="ce74">
            <text:p>Anglais culture et civilisation (groupe1)</text:p>
          </table:table-cell>
          <table:table-cell office:value-type="string" table:style-name="ce138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75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77"/>
          <table:table-cell office:value-type="float" office:value="1" table:style-name="ce126">
            <text:p>1</text:p>
          </table:table-cell>
          <table:table-cell table:content-validation-name="val7" table:style-name="ce143"/>
          <table:table-cell table:content-validation-name="val7" table:style-name="ce139"/>
          <table:table-cell table:style-name="ce86"/>
          <table:table-cell table:style-name="ce111"/>
          <table:table-cell table:style-name="ce144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1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2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1"/>
          <table:covered-table-cell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1"/>
          <table:covered-table-cell/>
          <table:covered-table-cell table:number-columns-repeated="11"/>
          <table:table-cell table:number-columns-repeated="16370" table:style-name="ce31"/>
        </table:table-row>
        <table:table-row table:style-name="ro7">
          <table:table-cell table:number-columns-repeated="16384"/>
        </table:table-row>
        <table:table-row table:number-rows-repeated="1048543" table:style-name="ro1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8">
        <table:table-column table:style-name="co59" table:default-cell-style-name="ce31"/>
        <table:table-column table:style-name="co43" table:default-cell-style-name="ce31"/>
        <table:table-column table:style-name="co9" table:default-cell-style-name="ce31"/>
        <table:table-column table:style-name="co31" table:default-cell-style-name="ce31" table:visibility="collapse"/>
        <table:table-column table:style-name="co24" table:default-cell-style-name="ce31" table:visibility="collapse"/>
        <table:table-column table:style-name="co60" table:number-columns-repeated="3" table:default-cell-style-name="ce31"/>
        <table:table-column table:style-name="co21" table:default-cell-style-name="ce31"/>
        <table:table-column table:style-name="co56" table:number-columns-repeated="3" table:default-cell-style-name="ce31"/>
        <table:table-column table:style-name="co61" table:default-cell-style-name="ce31"/>
        <table:table-column table:style-name="co57" table:default-cell-style-name="ce31"/>
        <table:table-column table:style-name="co62" table:default-cell-style-name="ce31"/>
        <table:table-column table:style-name="co43" table:default-cell-style-name="ce31"/>
        <table:table-column table:style-name="co1" table:default-cell-style-name="ce31"/>
        <table:table-column table:style-name="co18" table:number-columns-repeated="2" table:default-cell-style-name="ce31" table:visibility="collapse"/>
        <table:table-column table:style-name="co1" table:number-columns-repeated="7" table:default-cell-style-name="ce31"/>
        <table:table-column table:style-name="co61" table:default-cell-style-name="ce31"/>
        <table:table-column table:style-name="co1" table:number-columns-repeated="3" table:default-cell-style-name="ce31"/>
        <table:table-column table:style-name="co18" table:default-cell-style-name="ce31" table:visibility="collapse"/>
        <table:table-column table:style-name="co1" table:number-columns-repeated="16353" table:default-cell-style-name="ce31"/>
        <table:table-row table:style-name="ro26">
          <table:table-cell/>
          <table:table-cell office:value-type="string" table:number-columns-spanned="2" table:number-rows-spanned="1" table:style-name="ce128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6"/>
          <table:table-cell table:style-name="ce2"/>
          <table:table-cell office:value-type="string" table:number-columns-spanned="2" table:number-rows-spanned="1" table:style-name="ce90">
            <text:p>prévision 2016/2017</text:p>
          </table:table-cell>
          <table:covered-table-cell/>
          <table:table-cell office:value-type="string" table:number-columns-spanned="2" table:number-rows-spanned="1" table:style-name="ce91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55">
            <text:p>ENSEIGNEMENTS SEMESTRE 1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55">
            <text:p>ENSEIGNEMENTS SEMESTRE 2</text:p>
          </table:table-cell>
          <table:covered-table-cell table:number-columns-repeated="12"/>
          <table:table-cell table:number-columns-repeated="16356" table:style-name="ce31"/>
        </table:table-row>
        <table:table-row table:style-name="ro51">
          <table:table-cell/>
          <table:table-cell office:value-type="string" table:style-name="ce145">
            <text:p>Matière</text:p>
          </table:table-cell>
          <table:table-cell office:value-type="string" table:style-name="ce146">
            <text:p>code Apogée</text:p>
          </table:table-cell>
          <table:table-cell office:value-type="string" table:style-name="ce146">
            <text:p>Responsable UE 2014-2015</text:p>
          </table:table-cell>
          <table:table-cell office:value-type="string" table:style-name="ce146">
            <text:p>Intervenants 2014-2015</text:p>
          </table:table-cell>
          <table:table-cell office:value-type="string" table:style-name="ce146">
            <text:p>COURS</text:p>
          </table:table-cell>
          <table:table-cell office:value-type="string" table:style-name="ce146">
            <text:p>TD ou cours-TD</text:p>
          </table:table-cell>
          <table:table-cell office:value-type="string" table:style-name="ce146">
            <text:p>TP</text:p>
          </table:table-cell>
          <table:table-cell office:value-type="string" table:style-name="ce147">
            <text:p>Nombre de groupes indicatif</text:p>
          </table:table-cell>
          <table:table-cell office:value-type="string" table:style-name="ce148">
            <text:p>Choix Cours</text:p>
          </table:table-cell>
          <table:table-cell office:value-type="string" table:style-name="ce149">
            <text:p>Choix TD/CMTD</text:p>
          </table:table-cell>
          <table:table-cell office:value-type="string" table:style-name="ce149">
            <text:p>Choix TP</text:p>
          </table:table-cell>
          <table:table-cell office:value-type="string" table:style-name="ce146">
            <text:p>Nombre de groupes souhaités</text:p>
          </table:table-cell>
          <table:table-cell office:value-type="string" table:style-name="ce150">
            <text:p>Nombre d'années d'enseignement de la matière</text:p>
          </table:table-cell>
          <table:table-cell table:style-name="ce31"/>
          <table:table-cell office:value-type="string" table:style-name="ce145">
            <text:p>Matière</text:p>
          </table:table-cell>
          <table:table-cell office:value-type="string" table:style-name="ce146">
            <text:p>code Apogée</text:p>
          </table:table-cell>
          <table:table-cell office:value-type="string" table:style-name="ce146">
            <text:p>Responsable UE 2014-2015</text:p>
          </table:table-cell>
          <table:table-cell office:value-type="string" table:style-name="ce146">
            <text:p>Intervenants 2014-2015</text:p>
          </table:table-cell>
          <table:table-cell office:value-type="string" table:style-name="ce146">
            <text:p>COURS</text:p>
          </table:table-cell>
          <table:table-cell office:value-type="string" table:style-name="ce146">
            <text:p>TD ou cours-TD</text:p>
          </table:table-cell>
          <table:table-cell office:value-type="string" table:style-name="ce146">
            <text:p>TP</text:p>
          </table:table-cell>
          <table:table-cell office:value-type="string" table:style-name="ce147">
            <text:p>Nombre de groupes indicatif</text:p>
          </table:table-cell>
          <table:table-cell office:value-type="string" table:style-name="ce148">
            <text:p>Choix Cours</text:p>
          </table:table-cell>
          <table:table-cell office:value-type="string" table:style-name="ce149">
            <text:p>Choix TD/CMTD</text:p>
          </table:table-cell>
          <table:table-cell office:value-type="string" table:style-name="ce149">
            <text:p>Choix TP</text:p>
          </table:table-cell>
          <table:table-cell office:value-type="string" table:style-name="ce146">
            <text:p>Nombre de groupes souhaités</text:p>
          </table:table-cell>
          <table:table-cell office:value-type="string" table:style-name="ce150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43">
          <table:table-cell/>
          <table:table-cell office:value-type="string" table:style-name="ce53">
            <text:p>Pré-rentrée : Analyse et fouille de données</text:p>
          </table:table-cell>
          <table:table-cell office:value-type="string" table:style-name="ce54">
            <text:p>A4MANAFD</text:p>
          </table:table-cell>
          <table:table-cell office:value-type="string" table:style-name="ce54">
            <text:p>Summa</text:p>
          </table:table-cell>
          <table:table-cell office:value-type="string" table:style-name="ce54">
            <text:p>Summa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Applications de l'optimisation combinatoire</text:p>
          </table:table-cell>
          <table:table-cell office:value-type="string" table:style-name="ce54">
            <text:p>A4STI24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 CM</text:p>
            <text:p>Furin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3">
          <table:table-cell/>
          <table:table-cell office:value-type="string" table:style-name="ce53">
            <text:p>Pré-rentrée : Mise à niveau Java</text:p>
          </table:table-cell>
          <table:table-cell office:value-type="string" table:style-name="ce54">
            <text:p>A4MANJAV</text:p>
          </table:table-cell>
          <table:table-cell office:value-type="string" table:style-name="ce54">
            <text:p>Masson / Airiau</text:p>
          </table:table-cell>
          <table:table-cell office:value-type="string" table:style-name="ce54">
            <text:p>Airiau</text:p>
            <text:p>Masson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Langage C++</text:p>
          </table:table-cell>
          <table:table-cell office:value-type="string" table:style-name="ce54">
            <text:p>A4STI17</text:p>
          </table:table-cell>
          <table:table-cell office:value-type="string" table:style-name="ce54">
            <text:p>Manouvrier</text:p>
          </table:table-cell>
          <table:table-cell office:value-type="string" table:style-name="ce54">
            <text:p>Manouvrier CM</text:p>
            <text:p>Cornu<text:s/></text:p>
          </table:table-cell>
          <table:table-cell office:value-type="string" table:style-name="ce54">
            <text:p>18h CM</text:p>
          </table:table-cell>
          <table:table-cell table:style-name="ce56"/>
          <table:table-cell office:value-type="string" table:style-name="ce54">
            <text:p>18h TP</text:p>
          </table:table-cell>
          <table:table-cell office:value-type="float" office:value="1" table:style-name="ce96">
            <text:p>1</text:p>
          </table:table-cell>
          <table:table-cell table:content-validation-name="val8" table:style-name="ce132"/>
          <table:table-cell table:style-name="ce64"/>
          <table:table-cell table:content-validation-name="val8" table:style-name="ce72"/>
          <table:table-cell table:style-name="ce99"/>
          <table:table-cell table:style-name="ce66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42">
          <table:table-cell/>
          <table:table-cell office:value-type="string" table:style-name="ce53">
            <text:p>Pré-rentrée : Mise à niveau Systèmes et algorithmes répartis</text:p>
          </table:table-cell>
          <table:table-cell office:value-type="string" table:style-name="ce54">
            <text:p>A4MANSAR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El Haddad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Systèmes d'information avancés 2 : Projet</text:p>
          </table:table-cell>
          <table:table-cell office:value-type="string" table:style-name="ce54">
            <text:p>A4STI09</text:p>
          </table:table-cell>
          <table:table-cell table:style-name="ce54"/>
          <table:table-cell office:value-type="string" table:style-name="ce54">
            <text:p>Pare</text:p>
            <text:p>Gely</text:p>
            <text:p>Dedenis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0">
          <table:table-cell/>
          <table:table-cell office:value-type="string" table:style-name="ce53">
            <text:p>Pré-rentrée : Mise à niveau UML</text:p>
          </table:table-cell>
          <table:table-cell office:value-type="string" table:style-name="ce54">
            <text:p>A4MANUML</text:p>
          </table:table-cell>
          <table:table-cell office:value-type="string" table:style-name="ce54">
            <text:p>Manouvrier</text:p>
          </table:table-cell>
          <table:table-cell office:value-type="string" table:style-name="ce54">
            <text:p>Manouvrier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Organisation et communication</text:p>
          </table:table-cell>
          <table:table-cell office:value-type="string" table:style-name="ce54">
            <text:p>A4STI25</text:p>
          </table:table-cell>
          <table:table-cell office:value-type="string" table:style-name="ce54">
            <text:p>Carcassonne</text:p>
          </table:table-cell>
          <table:table-cell office:value-type="string" table:style-name="ce54">
            <text:p>Servel</text:p>
            <text:p>Carcassonne</text:p>
            <text:p>Vatin</text:p>
            <text:p>Serfaty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24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2">
          <table:table-cell/>
          <table:table-cell office:value-type="string" table:style-name="ce53">
            <text:p>Pré-rentrée : Mise à niveau Optimisation Combinatoire</text:p>
          </table:table-cell>
          <table:table-cell office:value-type="string" table:style-name="ce54">
            <text:p>A4MANOC</text:p>
          </table:table-cell>
          <table:table-cell office:value-type="string" table:style-name="ce54">
            <text:p>Ries</text:p>
          </table:table-cell>
          <table:table-cell office:value-type="string" table:style-name="ce54">
            <text:p>Ries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Ingénierie des connaissances</text:p>
          </table:table-cell>
          <table:table-cell office:value-type="string" table:style-name="ce54">
            <text:p>A4STI19</text:p>
          </table:table-cell>
          <table:table-cell office:value-type="string" table:style-name="ce54">
            <text:p>Pinson/Pigozzi</text:p>
          </table:table-cell>
          <table:table-cell office:value-type="string" table:style-name="ce54">
            <text:p>Pigozzi</text:p>
            <text:p>Pinson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39">
          <table:table-cell/>
          <table:table-cell office:value-type="string" table:style-name="ce53">
            <text:p>Pré-rentrée : Mise à niveau Finance d'entreprise</text:p>
          </table:table-cell>
          <table:table-cell office:value-type="string" table:style-name="ce54">
            <text:p>A4MANFI</text:p>
          </table:table-cell>
          <table:table-cell office:value-type="string" table:style-name="ce54">
            <text:p>Domenge</text:p>
          </table:table-cell>
          <table:table-cell office:value-type="string" table:style-name="ce54">
            <text:p>Domenge</text:p>
          </table:table-cell>
          <table:table-cell table:style-name="ce56"/>
          <table:table-cell office:value-type="string" table:style-name="ce54">
            <text:p>3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1">
            <text:p>Architecture des réseaux</text:p>
          </table:table-cell>
          <table:table-cell office:value-type="string" table:style-name="ce54">
            <text:p>A4STI15</text:p>
          </table:table-cell>
          <table:table-cell office:value-type="string" table:style-name="ce54">
            <text:p>Lesca</text:p>
          </table:table-cell>
          <table:table-cell office:value-type="string" table:style-name="ce54">
            <text:p>Lesca</text:p>
          </table:table-cell>
          <table:table-cell office:value-type="string" table:style-name="ce54">
            <text:p>36h CM</text:p>
          </table:table-cell>
          <table:table-cell table:number-columns-repeated="2" table:style-name="ce56"/>
          <table:table-cell table:style-name="ce102"/>
          <table:table-cell table:content-validation-name="val8" table:style-name="ce132"/>
          <table:table-cell table:number-columns-repeated="2"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42">
          <table:table-cell/>
          <table:table-cell office:value-type="string" table:style-name="ce53">
            <text:p>Pré-rentrée : Mise à niveau Programmation Linéaire<text:s/></text:p>
          </table:table-cell>
          <table:table-cell office:value-type="string" table:style-name="ce54">
            <text:p>A4MANPL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</text:p>
          </table:table-cell>
          <table:table-cell table:style-name="ce56"/>
          <table:table-cell office:value-type="string" table:style-name="ce54">
            <text:p>6h CMTD</text:p>
          </table:table-cell>
          <table:table-cell table:style-name="ce56"/>
          <table:table-cell table:style-name="ce57"/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67">
            <text:p>Analyse et fouille de données</text:p>
          </table:table-cell>
          <table:table-cell office:value-type="string" table:style-name="ce54">
            <text:p>A4STI06</text:p>
          </table:table-cell>
          <table:table-cell office:value-type="string" table:style-name="ce54">
            <text:p>Bertrand P</text:p>
          </table:table-cell>
          <table:table-cell office:value-type="string" table:style-name="ce54">
            <text:p>Bertrand CM</text:p>
            <text:p>Atif</text:p>
            <text:p>Rahal</text:p>
          </table:table-cell>
          <table:table-cell office:value-type="string" table:style-name="ce54">
            <text:p>18h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32">
          <table:table-cell/>
          <table:table-cell office:value-type="string" table:style-name="ce151">
            <text:p>Systèmes de gestion de bases de données</text:p>
          </table:table-cell>
          <table:table-cell office:value-type="string" table:style-name="ce54">
            <text:p>A4STI08</text:p>
          </table:table-cell>
          <table:table-cell office:value-type="string" table:style-name="ce54">
            <text:p>Colazzo</text:p>
          </table:table-cell>
          <table:table-cell office:value-type="string" table:style-name="ce54">
            <text:p>Colazzo CM</text:p>
            <text:p>Furin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Notions générales de droit</text:p>
          </table:table-cell>
          <table:table-cell office:value-type="string" table:style-name="ce105">
            <text:p>A4STI11</text:p>
          </table:table-cell>
          <table:table-cell office:value-type="string" table:style-name="ce105">
            <text:p>Lavergne</text:p>
          </table:table-cell>
          <table:table-cell office:value-type="string" table:style-name="ce105">
            <text:p>Lavergne</text:p>
          </table:table-cell>
          <table:table-cell office:value-type="string" table:style-name="ce54">
            <text:p>36h CM</text:p>
          </table:table-cell>
          <table:table-cell table:number-columns-repeated="2" table:style-name="ce56"/>
          <table:table-cell table:style-name="ce102"/>
          <table:table-cell table:content-validation-name="val8" table:style-name="ce132"/>
          <table:table-cell table:number-columns-repeated="2" table:style-name="ce64"/>
          <table:table-cell table:style-name="ce99"/>
          <table:table-cell table:style-name="ce66"/>
          <table:table-cell table:number-columns-repeated="16356" table:style-name="ce31"/>
        </table:table-row>
        <table:table-row table:style-name="ro20">
          <table:table-cell/>
          <table:table-cell office:value-type="string" table:style-name="ce53">
            <text:p>Programmation Java avancée</text:p>
          </table:table-cell>
          <table:table-cell office:value-type="string" table:style-name="ce54">
            <text:p>A4STI01</text:p>
          </table:table-cell>
          <table:table-cell office:value-type="string" table:style-name="ce54">
            <text:p>Masson M</text:p>
          </table:table-cell>
          <table:table-cell office:value-type="string" table:style-name="ce54">
            <text:p>Masson CM</text:p>
            <text:p>Airiau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office:value-type="string" table:style-name="ce54">
            <text:p>6h TP</text:p>
          </table:table-cell>
          <table:table-cell office:value-type="float" office:value="3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content-validation-name="val8" table:style-name="ce72"/>
          <table:table-cell table:style-name="ce99"/>
          <table:table-cell table:style-name="ce66"/>
          <table:table-cell table:style-name="ce31"/>
          <table:table-cell office:value-type="string" table:style-name="ce152">
            <text:p>Gestion de production</text:p>
          </table:table-cell>
          <table:table-cell office:value-type="string" table:style-name="ce105">
            <text:p>A4STI23</text:p>
          </table:table-cell>
          <table:table-cell office:value-type="string" table:style-name="ce105">
            <text:p>Aloulou</text:p>
          </table:table-cell>
          <table:table-cell office:value-type="string" table:style-name="ce105">
            <text:p>Aloulou</text:p>
          </table:table-cell>
          <table:table-cell office:value-type="string" table:style-name="ce122">
            <text:p>18h CM</text:p>
          </table:table-cell>
          <table:table-cell office:value-type="string" table:style-name="ce122">
            <text:p>18h TD</text:p>
          </table:table-cell>
          <table:table-cell table:style-name="ce56"/>
          <table:table-cell office:value-type="float" office:value="2" table:style-name="ce123">
            <text:p>2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42">
          <table:table-cell/>
          <table:table-cell office:value-type="string" table:style-name="ce53">
            <text:p>Systèmes d'information avancés 1</text:p>
          </table:table-cell>
          <table:table-cell office:value-type="string" table:style-name="ce54">
            <text:p>A4STI04</text:p>
          </table:table-cell>
          <table:table-cell office:value-type="string" table:style-name="ce54">
            <text:p>Grigori</text:p>
          </table:table-cell>
          <table:table-cell office:value-type="string" table:style-name="ce54">
            <text:p>Pare</text:p>
            <text:p>Grigori</text:p>
            <text:p>Gely</text:p>
            <text:p>Dedenis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3">
            <text:p>Modélisation des processus</text:p>
          </table:table-cell>
          <table:table-cell office:value-type="string" table:style-name="ce105">
            <text:p>A4STI18</text:p>
          </table:table-cell>
          <table:table-cell office:value-type="string" table:style-name="ce105">
            <text:p>Grigori</text:p>
          </table:table-cell>
          <table:table-cell office:value-type="string" table:style-name="ce105">
            <text:p>Grigori</text:p>
          </table:table-cell>
          <table:table-cell office:value-type="string" table:style-name="ce122">
            <text:p>18hCM</text:p>
          </table:table-cell>
          <table:table-cell office:value-type="string" table:style-name="ce122">
            <text:p>18hTD</text:p>
          </table:table-cell>
          <table:table-cell table:style-name="ce56"/>
          <table:table-cell office:value-type="float" office:value="1" table:style-name="ce123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5">
          <table:table-cell/>
          <table:table-cell office:value-type="string" table:style-name="ce67">
            <text:p>Systèmes et algorithmes répartis</text:p>
          </table:table-cell>
          <table:table-cell office:value-type="string" table:style-name="ce54">
            <text:p>A4STI02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El Haddad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Marchés financiers</text:p>
          </table:table-cell>
          <table:table-cell office:value-type="string" table:style-name="ce105">
            <text:p>A4STI16</text:p>
          </table:table-cell>
          <table:table-cell office:value-type="string" table:style-name="ce105">
            <text:p>Pouder</text:p>
          </table:table-cell>
          <table:table-cell office:value-type="string" table:style-name="ce105">
            <text:p>Pouder</text:p>
          </table:table-cell>
          <table:table-cell office:value-type="string" table:style-name="ce122">
            <text:p>30h CM</text:p>
          </table:table-cell>
          <table:table-cell table:number-columns-repeated="2" table:style-name="ce56"/>
          <table:table-cell table:style-name="ce102"/>
          <table:table-cell table:content-validation-name="val8" table:style-name="ce132"/>
          <table:table-cell table:number-columns-repeated="2"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2">
          <table:table-cell/>
          <table:table-cell office:value-type="string" table:style-name="ce53">
            <text:p>Intelligence artificielle et raisonnement</text:p>
          </table:table-cell>
          <table:table-cell office:value-type="string" table:style-name="ce54">
            <text:p>A4STI03</text:p>
          </table:table-cell>
          <table:table-cell office:value-type="string" table:style-name="ce54">
            <text:p>Pinson</text:p>
          </table:table-cell>
          <table:table-cell office:value-type="string" table:style-name="ce54">
            <text:p>Pinson CM</text:p>
            <text:p>Airiau</text:p>
            <text:p>Cornu</text:p>
            <text:p>Lesca</text:p>
          </table:table-cell>
          <table:table-cell office:value-type="string" table:style-name="ce54">
            <text:p>21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Finance d'entreprise 2</text:p>
          </table:table-cell>
          <table:table-cell office:value-type="string" table:style-name="ce105">
            <text:p>A4STI10</text:p>
          </table:table-cell>
          <table:table-cell table:style-name="ce105"/>
          <table:table-cell office:value-type="string" table:style-name="ce105">
            <text:p>Pouder<text:s/></text:p>
            <text:p>Azoulay</text:p>
            <text:p>Domenge</text:p>
          </table:table-cell>
          <table:table-cell office:value-type="string" table:style-name="ce122">
            <text:p>30h CM</text:p>
          </table:table-cell>
          <table:table-cell table:number-columns-repeated="2" table:style-name="ce56"/>
          <table:table-cell table:style-name="ce102"/>
          <table:table-cell table:content-validation-name="val8" table:style-name="ce132"/>
          <table:table-cell table:number-columns-repeated="2"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11">
          <table:table-cell/>
          <table:table-cell office:value-type="string" table:style-name="ce67">
            <text:p>Automates, langages et applications</text:p>
          </table:table-cell>
          <table:table-cell office:value-type="string" table:style-name="ce54">
            <text:p>A4STI13</text:p>
          </table:table-cell>
          <table:table-cell office:value-type="string" table:style-name="ce54">
            <text:p>Lazard</text:p>
          </table:table-cell>
          <table:table-cell office:value-type="string" table:style-name="ce54">
            <text:p>Lazard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Finance d'entreprise 2 / Jeux d'entreprise</text:p>
          </table:table-cell>
          <table:table-cell office:value-type="string" table:style-name="ce105">
            <text:p>A4STI10</text:p>
          </table:table-cell>
          <table:table-cell office:value-type="string" table:style-name="ce105">
            <text:p>Acosta R</text:p>
          </table:table-cell>
          <table:table-cell office:value-type="string" table:style-name="ce105">
            <text:p>Acosta F</text:p>
            <text:p>Ben Saad Emna</text:p>
            <text:p>Acosta R</text:p>
          </table:table-cell>
          <table:table-cell table:style-name="ce56"/>
          <table:table-cell office:value-type="string" table:style-name="ce122">
            <text:p>15h TD</text:p>
          </table:table-cell>
          <table:table-cell table:style-name="ce56"/>
          <table:table-cell office:value-type="float" office:value="4" table:style-name="ce123">
            <text:p>4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137"/>
          <table:table-cell table:number-columns-repeated="16356" table:style-name="ce31"/>
        </table:table-row>
        <table:table-row table:style-name="ro4">
          <table:table-cell/>
          <table:table-cell office:value-type="string" table:style-name="ce53">
            <text:p>Finance d'entreprise 1</text:p>
          </table:table-cell>
          <table:table-cell office:value-type="string" table:style-name="ce54">
            <text:p>A4STI05</text:p>
          </table:table-cell>
          <table:table-cell office:value-type="string" table:style-name="ce54">
            <text:p>Domenge</text:p>
          </table:table-cell>
          <table:table-cell office:value-type="string" table:style-name="ce54">
            <text:p>Domenge CM</text:p>
            <text:p>Azoulay</text:p>
            <text:p>Pouder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2">
            <text:p>Anglais 2</text:p>
          </table:table-cell>
          <table:table-cell office:value-type="string" table:style-name="ce54">
            <text:p>A4STI12</text:p>
          </table:table-cell>
          <table:table-cell office:value-type="string" table:style-name="ce54">
            <text:p>Chenik</text:p>
          </table:table-cell>
          <table:table-cell office:value-type="string" table:style-name="ce54">
            <text:p>Fuhrer</text:p>
            <text:p>Elkaim</text:p>
            <text:p>De Filippis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137"/>
          <table:table-cell table:number-columns-repeated="16356"/>
        </table:table-row>
        <table:table-row table:style-name="ro52">
          <table:table-cell/>
          <table:table-cell office:value-type="string" table:style-name="ce67">
            <text:p>Décision et analyse multicritère</text:p>
          </table:table-cell>
          <table:table-cell office:value-type="string" table:style-name="ce54">
            <text:p>A4STI20</text:p>
          </table:table-cell>
          <table:table-cell office:value-type="string" table:style-name="ce54">
            <text:p>Aissi</text:p>
          </table:table-cell>
          <table:table-cell office:value-type="string" table:style-name="ce54">
            <text:p>Aissi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54">
            <text:p>LV2 (Allemand / Espagnol)</text:p>
          </table:table-cell>
          <table:table-cell office:value-type="string" table:style-name="ce138">
            <text:p>A4ALL02</text:p>
            <text:p>A4ESP02</text:p>
          </table:table-cell>
          <table:table-cell table:number-columns-repeated="2" table:style-name="ce138"/>
          <table:table-cell table:style-name="ce77"/>
          <table:table-cell table:style-name="ce142"/>
          <table:table-cell table:style-name="ce77"/>
          <table:table-cell table:style-name="ce126"/>
          <table:table-cell table:style-name="ce109"/>
          <table:table-cell table:content-validation-name="val8" table:style-name="ce139"/>
          <table:table-cell table:style-name="ce86"/>
          <table:table-cell table:style-name="ce111"/>
          <table:table-cell table:style-name="ce144"/>
          <table:table-cell table:number-columns-repeated="16356"/>
        </table:table-row>
        <table:table-row table:style-name="ro45">
          <table:table-cell/>
          <table:table-cell office:value-type="string" table:style-name="ce67">
            <text:p>Optimisation combinatoire</text:p>
          </table:table-cell>
          <table:table-cell office:value-type="string" table:style-name="ce54">
            <text:p>A4STI21</text:p>
          </table:table-cell>
          <table:table-cell office:value-type="string" table:style-name="ce54">
            <text:p>Paschos</text:p>
          </table:table-cell>
          <table:table-cell office:value-type="string" table:style-name="ce54">
            <text:p>Paschos CM</text:p>
            <text:p>Ries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number-columns-repeated="16370" table:style-name="ce31"/>
        </table:table-row>
        <table:table-row table:style-name="ro45">
          <table:table-cell/>
          <table:table-cell office:value-type="string" table:style-name="ce53">
            <text:p>Programmation linéaire avancée</text:p>
          </table:table-cell>
          <table:table-cell office:value-type="string" table:style-name="ce54">
            <text:p>A4STI22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Mahjoub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1" table:style-name="ce96">
            <text:p>1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style-name="ro45">
          <table:table-cell/>
          <table:table-cell office:value-type="string" table:style-name="ce67">
            <text:p>Marketing</text:p>
          </table:table-cell>
          <table:table-cell office:value-type="string" table:style-name="ce54">
            <text:p>A4STI14</text:p>
          </table:table-cell>
          <table:table-cell office:value-type="string" table:style-name="ce54">
            <text:p>Guillard</text:p>
          </table:table-cell>
          <table:table-cell office:value-type="string" table:style-name="ce54">
            <text:p>Guillard CM</text:p>
            <text:p>Bourjot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6"/>
          <table:table-cell office:value-type="float" office:value="2" table:style-name="ce96">
            <text:p>2</text:p>
          </table:table-cell>
          <table:table-cell table:content-validation-name="val8" table:style-name="ce132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53">
          <table:table-cell/>
          <table:table-cell office:value-type="string" table:style-name="ce53">
            <text:p>Anglais 1</text:p>
          </table:table-cell>
          <table:table-cell office:value-type="string" table:style-name="ce54">
            <text:p>A4STI07</text:p>
          </table:table-cell>
          <table:table-cell office:value-type="string" table:style-name="ce54">
            <text:p>Chenik</text:p>
          </table:table-cell>
          <table:table-cell office:value-type="string" table:style-name="ce54">
            <text:p>Fuhrer</text:p>
            <text:p>Elkaim</text:p>
            <text:p>De Filippis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6">
            <text:p>3</text:p>
          </table:table-cell>
          <table:table-cell table:style-name="ce73"/>
          <table:table-cell table:content-validation-name="val8" table:style-name="ce72"/>
          <table:table-cell table:style-name="ce64"/>
          <table:table-cell table:style-name="ce99"/>
          <table:table-cell table:style-name="ce66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5">
          <table:table-cell/>
          <table:table-cell office:value-type="string" table:style-name="ce74">
            <text:p>LV2 (Allemand / Espagnol)</text:p>
          </table:table-cell>
          <table:table-cell office:value-type="string" table:style-name="ce75">
            <text:p>A4ALL01A</text:p>
            <text:p>A4ESP01A</text:p>
          </table:table-cell>
          <table:table-cell table:number-columns-repeated="2" table:style-name="ce75"/>
          <table:table-cell table:style-name="ce77"/>
          <table:table-cell table:style-name="ce75"/>
          <table:table-cell table:style-name="ce77"/>
          <table:table-cell table:style-name="ce108"/>
          <table:table-cell table:style-name="ce109"/>
          <table:table-cell table:content-validation-name="val8" table:style-name="ce139"/>
          <table:table-cell table:style-name="ce86"/>
          <table:table-cell table:style-name="ce111"/>
          <table:table-cell table:style-name="ce88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31"/>
          <table:table-cell table:style-name="ce9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2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2"/>
          <table:covered-table-cell/>
          <table:covered-table-cell table:number-columns-repeated="11"/>
          <table:table-cell table:number-columns-repeated="16370" table:style-name="ce31"/>
        </table:table-row>
        <table:table-row table:number-rows-repeated="2" table:style-name="ro7">
          <table:table-cell/>
          <table:table-cell table:style-name="ce31"/>
          <table:table-cell table:number-columns-repeated="12" table:style-name="ce141"/>
          <table:table-cell table:number-columns-repeated="16370" table:style-name="ce31"/>
        </table:table-row>
        <table:table-row table:style-name="ro7">
          <table:table-cell table:number-columns-repeated="2"/>
          <table:table-cell table:number-columns-repeated="12" table:style-name="ce141"/>
          <table:table-cell table:number-columns-repeated="16370"/>
        </table:table-row>
        <table:table-row table:number-rows-repeated="1048543" table:style-name="ro1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9">
        <table:table-column table:style-name="co63" table:default-cell-style-name="ce31"/>
        <table:table-column table:style-name="co64" table:default-cell-style-name="ce31"/>
        <table:table-column table:style-name="co65" table:default-cell-style-name="ce168"/>
        <table:table-column table:style-name="co66" table:default-cell-style-name="ce31"/>
        <table:table-column table:style-name="co67" table:default-cell-style-name="ce31"/>
        <table:table-column table:style-name="co68" table:number-columns-repeated="16379" table:default-cell-style-name="ce31"/>
        <table:table-row table:style-name="ro27">
          <table:table-cell office:value-type="string" table:number-columns-spanned="5" table:number-rows-spanned="1" table:style-name="ce19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4">
          <table:table-cell office:value-type="string" table:style-name="ce156">
            <text:p>Matière</text:p>
          </table:table-cell>
          <table:table-cell office:value-type="string" table:style-name="ce157">
            <text:p>Année</text:p>
          </table:table-cell>
          <table:table-cell office:value-type="string" table:style-name="ce157">
            <text:p>TD</text:p>
          </table:table-cell>
          <table:table-cell office:value-type="string" table:style-name="ce158">
            <text:p>Nombre de groupes<text:s/></text:p>
          </table:table-cell>
          <table:table-cell office:value-type="string" table:style-name="ce159">
            <text:p>Nombre de groupes souhaités</text:p>
          </table:table-cell>
          <table:table-cell table:number-columns-repeated="16379"/>
        </table:table-row>
        <table:table-row table:style-name="ro54">
          <table:table-cell office:value-type="string" table:style-name="ce160">
            <text:p>Outils Maths</text:p>
            <text:p>Mise à niveau</text:p>
          </table:table-cell>
          <table:table-cell office:value-type="string" table:style-name="ce15">
            <text:p>DEGEAD 1 (30 étudiants/groupe )</text:p>
            <text:p>pour ES</text:p>
            <text:p>pour ES et S</text:p>
          </table:table-cell>
          <table:table-cell office:value-type="string" table:style-name="ce161">
            <text:p/>
            <text:p>18 h</text:p>
            <text:p>9 h</text:p>
          </table:table-cell>
          <table:table-cell office:value-type="string" table:style-name="ce162">
            <text:p/>
            <text:p>8</text:p>
            <text:p>24</text:p>
          </table:table-cell>
          <table:table-cell table:style-name="ce163"/>
          <table:table-cell table:number-columns-repeated="16379"/>
        </table:table-row>
        <table:table-row table:style-name="ro55">
          <table:table-cell office:value-type="string" table:style-name="ce160">
            <text:p>Informatique 1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27 h</text:p>
          </table:table-cell>
          <table:table-cell office:value-type="float" office:value="24" table:style-name="ce162">
            <text:p>24</text:p>
          </table:table-cell>
          <table:table-cell table:style-name="ce163"/>
          <table:table-cell table:number-columns-repeated="16379"/>
        </table:table-row>
        <table:table-row table:style-name="ro55">
          <table:table-cell office:value-type="string" table:style-name="ce160">
            <text:p>Statistiques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42 h</text:p>
          </table:table-cell>
          <table:table-cell office:value-type="float" office:value="25" table:style-name="ce162">
            <text:p>25</text:p>
          </table:table-cell>
          <table:table-cell table:style-name="ce163"/>
          <table:table-cell table:number-columns-repeated="16379"/>
        </table:table-row>
        <table:table-row table:style-name="ro55">
          <table:table-cell office:value-type="string" table:style-name="ce160">
            <text:p>Informatique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27 h</text:p>
          </table:table-cell>
          <table:table-cell office:value-type="float" office:value="25" table:style-name="ce162">
            <text:p>25</text:p>
          </table:table-cell>
          <table:table-cell table:style-name="ce163"/>
          <table:table-cell table:number-columns-repeated="16379"/>
        </table:table-row>
        <table:table-row table:style-name="ro10">
          <table:table-cell office:value-type="string" table:style-name="ce160">
            <text:p>Statistiqu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36 h</text:p>
          </table:table-cell>
          <table:table-cell office:value-type="float" office:value="4" table:style-name="ce162">
            <text:p>4</text:p>
          </table:table-cell>
          <table:table-cell table:style-name="ce163"/>
          <table:table-cell table:number-columns-repeated="16379"/>
        </table:table-row>
        <table:table-row table:style-name="ro56">
          <table:table-cell office:value-type="string" table:style-name="ce160">
            <text:p>Management scientifique et aide à la décision (1er semestre ou 1er + 2ème)</text:p>
          </table:table-cell>
          <table:table-cell office:value-type="string" table:style-name="ce15">
            <text:p>LICENCE SOM, mention Gestion</text:p>
          </table:table-cell>
          <table:table-cell office:value-type="string" table:style-name="ce161">
            <text:p>36 h</text:p>
          </table:table-cell>
          <table:table-cell office:value-type="string" table:style-name="ce162">
            <text:p>10 ou 12(5+7)</text:p>
          </table:table-cell>
          <table:table-cell table:style-name="ce163"/>
          <table:table-cell table:number-columns-repeated="16379"/>
        </table:table-row>
        <table:table-row table:style-name="ro10">
          <table:table-cell office:value-type="string" table:style-name="ce160">
            <text:p>Maths appliquées à l'économie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36 h</text:p>
          </table:table-cell>
          <table:table-cell office:value-type="float" office:value="3" table:style-name="ce162">
            <text:p>3</text:p>
          </table:table-cell>
          <table:table-cell table:style-name="ce163"/>
          <table:table-cell table:number-columns-repeated="16379"/>
        </table:table-row>
        <table:table-row table:style-name="ro57">
          <table:table-cell office:value-type="string" table:style-name="ce160">
            <text:p>Statistique économique et sociale</text:p>
          </table:table-cell>
          <table:table-cell office:value-type="string" table:style-name="ce15">
            <text:p>LICENCE SOM, mention Sciences de la Société</text:p>
          </table:table-cell>
          <table:table-cell office:value-type="string" table:style-name="ce161">
            <text:p>36 h</text:p>
          </table:table-cell>
          <table:table-cell office:value-type="float" office:value="1" table:style-name="ce162">
            <text:p>1</text:p>
          </table:table-cell>
          <table:table-cell table:style-name="ce163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4">
          <table:table-cell office:value-type="string" table:style-name="ce156">
            <text:p>Matière</text:p>
          </table:table-cell>
          <table:table-cell office:value-type="string" table:style-name="ce157">
            <text:p>Année</text:p>
          </table:table-cell>
          <table:table-cell office:value-type="string" table:style-name="ce157">
            <text:p>TD</text:p>
          </table:table-cell>
          <table:table-cell office:value-type="string" table:style-name="ce158">
            <text:p>Nombre de groupes<text:s/></text:p>
          </table:table-cell>
          <table:table-cell office:value-type="string" table:style-name="ce159">
            <text:p>Nombre de groupes souhaités</text:p>
          </table:table-cell>
          <table:table-cell table:number-columns-repeated="16379"/>
        </table:table-row>
        <table:table-row table:style-name="ro55">
          <table:table-cell office:value-type="string" table:style-name="ce160">
            <text:p>Maths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61">
            <text:p>36 h</text:p>
          </table:table-cell>
          <table:table-cell office:value-type="float" office:value="25" table:style-name="ce162">
            <text:p>25</text:p>
          </table:table-cell>
          <table:table-cell table:style-name="ce163"/>
          <table:table-cell table:number-columns-repeated="16379"/>
        </table:table-row>
        <table:table-row table:style-name="ro55">
          <table:table-cell office:value-type="string" table:style-name="ce160">
            <text:p>Math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36 h</text:p>
          </table:table-cell>
          <table:table-cell office:value-type="float" office:value="24" table:style-name="ce162">
            <text:p>24</text:p>
          </table:table-cell>
          <table:table-cell table:style-name="ce163"/>
          <table:table-cell table:number-columns-repeated="16379"/>
        </table:table-row>
        <table:table-row table:style-name="ro55">
          <table:table-cell office:value-type="string" table:style-name="ce160">
            <text:p>Statistique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61">
            <text:p>36 h</text:p>
          </table:table-cell>
          <table:table-cell office:value-type="float" office:value="24" table:style-name="ce162">
            <text:p>24</text:p>
          </table:table-cell>
          <table:table-cell table:style-name="ce163"/>
          <table:table-cell table:number-columns-repeated="16379"/>
        </table:table-row>
        <table:table-row table:style-name="ro10">
          <table:table-cell office:value-type="string" table:style-name="ce160">
            <text:p>Matières financièr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61">
            <text:p>18 h</text:p>
          </table:table-cell>
          <table:table-cell office:value-type="float" office:value="2" table:style-name="ce162">
            <text:p>2</text:p>
          </table:table-cell>
          <table:table-cell table:style-name="ce163"/>
          <table:table-cell table:number-columns-repeated="16379"/>
        </table:table-row>
        <table:table-row table:style-name="ro58">
          <table:table-cell office:value-type="string" table:style-name="ce164">
            <text:p>Logistique et gestion de production</text:p>
          </table:table-cell>
          <table:table-cell office:value-type="string" table:style-name="ce84">
            <text:p>LICENCE SOM, mention Gestion - option</text:p>
          </table:table-cell>
          <table:table-cell office:value-type="string" table:style-name="ce165">
            <text:p>36 h</text:p>
          </table:table-cell>
          <table:table-cell office:value-type="string" table:style-name="ce166">
            <text:p>?</text:p>
          </table:table-cell>
          <table:table-cell table:style-name="ce167"/>
          <table:table-cell table:number-columns-repeated="16379"/>
        </table:table-row>
        <table:table-row table:number-rows-repeated="1048558" table:style-name="ro1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10">
        <table:table-column table:style-name="co69" table:default-cell-style-name="ce31"/>
        <table:table-column table:style-name="co28" table:default-cell-style-name="ce31"/>
        <table:table-column table:style-name="co70" table:default-cell-style-name="ce31"/>
        <table:table-column table:style-name="co65" table:default-cell-style-name="ce31"/>
        <table:table-column table:style-name="co1" table:default-cell-style-name="ce31"/>
        <table:table-column table:style-name="co71" table:default-cell-style-name="ce31"/>
        <table:table-column table:style-name="co43" table:default-cell-style-name="ce31"/>
        <table:table-column table:style-name="co1" table:default-cell-style-name="ce31"/>
        <table:table-column table:style-name="co70" table:default-cell-style-name="ce31"/>
        <table:table-column table:style-name="co1" table:number-columns-repeated="9" table:default-cell-style-name="ce31"/>
        <table:table-column table:style-name="co18" table:default-cell-style-name="ce31" table:visibility="collapse"/>
        <table:table-column table:style-name="co1" table:number-columns-repeated="16365" table:default-cell-style-name="ce31"/>
        <table:table-row table:style-name="ro3">
          <table:table-cell office:value-type="string" table:number-columns-spanned="11" table:number-rows-spanned="1" table:style-name="ce196">
            <text:p>FORMATIONS EN APPRENTISSAGE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number-columns-spanned="11" table:number-rows-spanned="1" table:style-name="ce197">
            <text:p>L3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style-name="ce169">
            <text:p>Semestre 5</text:p>
          </table:table-cell>
          <table:table-cell table:number-columns-repeated="5" table:style-name="ce170"/>
          <table:table-cell office:value-type="string" table:style-name="ce170">
            <text:p>Semestre 6</text:p>
          </table:table-cell>
          <table:table-cell table:number-columns-repeated="3" table:style-name="ce170"/>
          <table:table-cell table:style-name="ce171"/>
          <table:table-cell table:number-columns-repeated="7" table:style-name="ce31"/>
          <table:table-cell office:value-type="string" table:style-name="ce172">
            <text:p>Choix A</text:p>
          </table:table-cell>
          <table:table-cell table:number-columns-repeated="16365"/>
        </table:table-row>
        <table:table-row table:style-name="ro59"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3">
            <text:p>Nombre d'années d'enseignement de la matière</text:p>
          </table:table-cell>
          <table:table-cell table:style-name="ce170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3">
            <text:p>Nombre d'années d'enseignement de la matière</text:p>
          </table:table-cell>
          <table:table-cell table:number-columns-repeated="7" table:style-name="ce31"/>
          <table:table-cell office:value-type="string" table:style-name="ce172">
            <text:p>Choix B</text:p>
          </table:table-cell>
          <table:table-cell table:number-columns-repeated="16365"/>
        </table:table-row>
        <table:table-row table:style-name="ro60">
          <table:table-cell office:value-type="string" table:style-name="ce174">
            <text:p>Remise à Niveau en Maths</text:p>
          </table:table-cell>
          <table:table-cell table:style-name="ce175"/>
          <table:table-cell office:value-type="string" table:style-name="ce175">
            <text:p>12 h</text:p>
          </table:table-cell>
          <table:table-cell table:content-validation-name="val9" table:style-name="ce176"/>
          <table:table-cell table:style-name="ce177"/>
          <table:table-cell table:style-name="ce170"/>
          <table:table-cell office:value-type="string" table:style-name="ce174">
            <text:p>Ingénierie des Systèmes d'information 2</text:p>
          </table:table-cell>
          <table:table-cell office:value-type="string" table:style-name="ce175">
            <text:p>A3APP10</text:p>
          </table:table-cell>
          <table:table-cell office:value-type="string" table:style-name="ce175">
            <text:p>30 h</text:p>
          </table:table-cell>
          <table:table-cell table:content-validation-name="val9" table:style-name="ce176"/>
          <table:table-cell table:style-name="ce177"/>
          <table:table-cell table:number-columns-repeated="7" table:style-name="ce31"/>
          <table:table-cell office:value-type="string" table:style-name="ce172">
            <text:p>Choix C</text:p>
          </table:table-cell>
          <table:table-cell table:number-columns-repeated="16365"/>
        </table:table-row>
        <table:table-row table:style-name="ro61">
          <table:table-cell office:value-type="string" table:style-name="ce178">
            <text:p>Logique</text:p>
          </table:table-cell>
          <table:table-cell office:value-type="string" table:style-name="ce179">
            <text:p>A3APP01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Réseaux : infrastructures</text:p>
          </table:table-cell>
          <table:table-cell office:value-type="string" table:style-name="ce179">
            <text:p>A3APP11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0">
          <table:table-cell office:value-type="string" table:style-name="ce178">
            <text:p>Graphes : Modélisation et algorithmes</text:p>
          </table:table-cell>
          <table:table-cell office:value-type="string" table:style-name="ce179">
            <text:p>A3APP02</text:p>
          </table:table-cell>
          <table:table-cell office:value-type="string" table:style-name="ce179">
            <text:p>48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Comptabilité Analytique</text:p>
          </table:table-cell>
          <table:table-cell office:value-type="string" table:style-name="ce179">
            <text:p>A3APP12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1">
          <table:table-cell office:value-type="string" table:style-name="ce178">
            <text:p>Bases de Données Relationnelles</text:p>
          </table:table-cell>
          <table:table-cell office:value-type="string" table:style-name="ce179">
            <text:p>A3APP03</text:p>
          </table:table-cell>
          <table:table-cell office:value-type="string" table:style-name="ce179">
            <text:p>51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Sociologie des organisations</text:p>
          </table:table-cell>
          <table:table-cell office:value-type="string" table:style-name="ce179">
            <text:p>A3APP13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0">
          <table:table-cell office:value-type="string" table:style-name="ce178">
            <text:p>Probabilités et processus stochastiques</text:p>
          </table:table-cell>
          <table:table-cell office:value-type="string" table:style-name="ce179">
            <text:p>A3APP14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Programmation Linéaire</text:p>
          </table:table-cell>
          <table:table-cell office:value-type="string" table:style-name="ce179">
            <text:p>A3APP04</text:p>
          </table:table-cell>
          <table:table-cell office:value-type="string" table:style-name="ce179">
            <text:p>45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1">
          <table:table-cell office:value-type="string" table:style-name="ce178">
            <text:p>Expression écrite - Communication</text:p>
          </table:table-cell>
          <table:table-cell office:value-type="string" table:style-name="ce179">
            <text:p>A3APP05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Utilisation et Programmation UNIX</text:p>
          </table:table-cell>
          <table:table-cell office:value-type="string" table:style-name="ce179">
            <text:p>A3APP17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7">
          <table:table-cell office:value-type="string" table:style-name="ce178">
            <text:p>Analyse de données</text:p>
          </table:table-cell>
          <table:table-cell office:value-type="string" table:style-name="ce179">
            <text:p>A3APP06</text:p>
          </table:table-cell>
          <table:table-cell office:value-type="string" table:style-name="ce179">
            <text:p>42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Anglais 6</text:p>
          </table:table-cell>
          <table:table-cell office:value-type="string" table:style-name="ce179">
            <text:p>A3APP18</text:p>
          </table:table-cell>
          <table:table-cell office:value-type="string" table:style-name="ce179">
            <text:p>18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7">
          <table:table-cell office:value-type="string" table:style-name="ce178">
            <text:p>Finance d'entreprise</text:p>
          </table:table-cell>
          <table:table-cell office:value-type="string" table:style-name="ce179">
            <text:p>A3APP07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Java - Objet</text:p>
          </table:table-cell>
          <table:table-cell office:value-type="string" table:style-name="ce179">
            <text:p>A3APP15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3">
          <table:table-cell office:value-type="string" table:style-name="ce178">
            <text:p>Anglais 5</text:p>
          </table:table-cell>
          <table:table-cell office:value-type="string" table:style-name="ce179">
            <text:p>A3APP09</text:p>
          </table:table-cell>
          <table:table-cell office:value-type="string" table:style-name="ce179">
            <text:p>2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82">
            <text:p>Projet Java</text:p>
          </table:table-cell>
          <table:table-cell office:value-type="string" table:style-name="ce183">
            <text:p>A3APP16</text:p>
          </table:table-cell>
          <table:table-cell office:value-type="string" table:style-name="ce183">
            <text:p>20 h</text:p>
          </table:table-cell>
          <table:table-cell table:content-validation-name="val9" table:style-name="ce184"/>
          <table:table-cell table:style-name="ce185"/>
          <table:table-cell table:number-columns-repeated="16373" table:style-name="ce31"/>
        </table:table-row>
        <table:table-row table:style-name="ro62">
          <table:table-cell office:value-type="string" table:style-name="ce182">
            <text:p>Ingénierie des Systèmes d'information 1</text:p>
          </table:table-cell>
          <table:table-cell office:value-type="string" table:style-name="ce183">
            <text:p>A3APP08</text:p>
          </table:table-cell>
          <table:table-cell office:value-type="string" table:style-name="ce183">
            <text:p>30 h</text:p>
          </table:table-cell>
          <table:table-cell table:content-validation-name="val9" table:style-name="ce184"/>
          <table:table-cell table:style-name="ce185"/>
          <table:table-cell table:number-columns-repeated="16379" table:style-name="ce31"/>
        </table:table-row>
        <table:table-row table:style-name="ro3">
          <table:table-cell table:number-columns-repeated="16384" table:style-name="ce31"/>
        </table:table-row>
        <table:table-row table:style-name="ro3">
          <table:table-cell office:value-type="string" table:number-columns-spanned="11" table:number-rows-spanned="1" table:style-name="ce197">
            <text:p>M1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table:number-columns-repeated="10" table:style-name="ce31"/>
          <table:table-cell table:style-name="ce186"/>
          <table:table-cell table:number-columns-repeated="16373" table:style-name="ce31"/>
        </table:table-row>
        <table:table-row table:style-name="ro59"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3">
            <text:p>Nombre d'années d'enseignement de la matière</text:p>
          </table:table-cell>
          <table:table-cell table:style-name="ce170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Nb heures Cours-TD</text:p>
          </table:table-cell>
          <table:table-cell office:value-type="string" table:style-name="ce149">
            <text:p>Choix</text:p>
          </table:table-cell>
          <table:table-cell office:value-type="string" table:style-name="ce173">
            <text:p>Nombre d'années d'enseignement de la matière</text:p>
          </table:table-cell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198">
            <text:p>Bloc Fondamental</text:p>
          </table:table-cell>
          <table:covered-table-cell table:number-columns-repeated="4"/>
          <table:table-cell table:style-name="ce31"/>
          <table:table-cell office:value-type="string" table:number-columns-spanned="5" table:number-rows-spanned="1" table:style-name="ce198">
            <text:p>Bloc d'Application</text:p>
          </table:table-cell>
          <table:covered-table-cell table:number-columns-repeated="4"/>
          <table:table-cell table:number-columns-repeated="16373" table:style-name="ce31"/>
        </table:table-row>
        <table:table-row table:style-name="ro61">
          <table:table-cell office:value-type="string" table:style-name="ce187">
            <text:p>Programmation Java Avancée</text:p>
          </table:table-cell>
          <table:table-cell office:value-type="string" table:style-name="ce188">
            <text:p>A4APP06</text:p>
          </table:table-cell>
          <table:table-cell office:value-type="string" table:style-name="ce188">
            <text:p>36 h</text:p>
          </table:table-cell>
          <table:table-cell table:content-validation-name="val9" table:style-name="ce189"/>
          <table:table-cell table:style-name="ce190"/>
          <table:table-cell table:style-name="ce31"/>
          <table:table-cell office:value-type="string" table:style-name="ce187">
            <text:p>Analyse et Fouille de Données</text:p>
          </table:table-cell>
          <table:table-cell office:value-type="string" table:style-name="ce188">
            <text:p>A4APP10</text:p>
          </table:table-cell>
          <table:table-cell office:value-type="string" table:style-name="ce188">
            <text:p>30 h</text:p>
          </table:table-cell>
          <table:table-cell table:content-validation-name="val9" table:style-name="ce189"/>
          <table:table-cell table:style-name="ce190"/>
          <table:table-cell table:number-columns-repeated="16373" table:style-name="ce31"/>
        </table:table-row>
        <table:table-row table:style-name="ro60">
          <table:table-cell office:value-type="string" table:style-name="ce178">
            <text:p>Intelligence artificielle et raisonnement</text:p>
          </table:table-cell>
          <table:table-cell office:value-type="string" table:style-name="ce179">
            <text:p>A4APP01</text:p>
          </table:table-cell>
          <table:table-cell office:value-type="string" table:style-name="ce179">
            <text:p>39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Systèmes d'information Avancés 2</text:p>
          </table:table-cell>
          <table:table-cell office:value-type="string" table:style-name="ce179">
            <text:p>A4APP11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1">
          <table:table-cell office:value-type="string" table:style-name="ce178">
            <text:p>Systèmes et Algorithmes répartis</text:p>
          </table:table-cell>
          <table:table-cell office:value-type="string" table:style-name="ce179">
            <text:p>A4APP02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Applications Réseaux</text:p>
          </table:table-cell>
          <table:table-cell office:value-type="string" table:style-name="ce179">
            <text:p>A4APP13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1">
          <table:table-cell office:value-type="string" table:style-name="ce178">
            <text:p>Système de Gestion de Bases de Données</text:p>
          </table:table-cell>
          <table:table-cell office:value-type="string" table:style-name="ce179">
            <text:p>A4APP04</text:p>
          </table:table-cell>
          <table:table-cell office:value-type="string" table:style-name="ce179">
            <text:p>39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E-application</text:p>
          </table:table-cell>
          <table:table-cell office:value-type="string" table:style-name="ce179">
            <text:p>A4APP12</text:p>
          </table:table-cell>
          <table:table-cell office:value-type="string" table:style-name="ce179">
            <text:p>36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3">
          <table:table-cell office:value-type="string" table:style-name="ce178">
            <text:p>Analyse financière</text:p>
          </table:table-cell>
          <table:table-cell office:value-type="string" table:style-name="ce179">
            <text:p>A4APP08</text:p>
          </table:table-cell>
          <table:table-cell office:value-type="string" table:style-name="ce179">
            <text:p>30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91">
            <text:p>Marketing</text:p>
          </table:table-cell>
          <table:table-cell office:value-type="string" table:style-name="ce192">
            <text:p>A4APP14</text:p>
          </table:table-cell>
          <table:table-cell office:value-type="string" table:style-name="ce192">
            <text:p>30 h</text:p>
          </table:table-cell>
          <table:table-cell table:content-validation-name="val9" table:style-name="ce193"/>
          <table:table-cell table:style-name="ce194"/>
          <table:table-cell table:number-columns-repeated="16373" table:style-name="ce31"/>
        </table:table-row>
        <table:table-row table:style-name="ro62">
          <table:table-cell office:value-type="string" table:style-name="ce191">
            <text:p>Systèmes d'information Avancés 1</text:p>
          </table:table-cell>
          <table:table-cell office:value-type="string" table:style-name="ce192">
            <text:p>A4APP07</text:p>
          </table:table-cell>
          <table:table-cell office:value-type="string" table:style-name="ce192">
            <text:p>30 h</text:p>
          </table:table-cell>
          <table:table-cell table:content-validation-name="val9" table:style-name="ce193"/>
          <table:table-cell table:style-name="ce194"/>
          <table:table-cell table:style-name="ce31"/>
          <table:table-cell office:value-type="string" table:number-columns-spanned="5" table:number-rows-spanned="1" table:style-name="ce198">
            <text:p>Bloc Optionnel</text:p>
          </table:table-cell>
          <table:covered-table-cell table:number-columns-repeated="4"/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198">
            <text:p>Bloc Communication</text:p>
          </table:table-cell>
          <table:covered-table-cell table:number-columns-repeated="4"/>
          <table:table-cell table:style-name="ce31"/>
          <table:table-cell office:value-type="string" table:style-name="ce187">
            <text:p>Marchés financiers</text:p>
          </table:table-cell>
          <table:table-cell office:value-type="string" table:style-name="ce188">
            <text:p>A4APP19</text:p>
          </table:table-cell>
          <table:table-cell office:value-type="string" table:style-name="ce188">
            <text:p>24 h</text:p>
          </table:table-cell>
          <table:table-cell table:content-validation-name="val9" table:style-name="ce189"/>
          <table:table-cell table:style-name="ce190"/>
          <table:table-cell table:number-columns-repeated="16373" table:style-name="ce31"/>
        </table:table-row>
        <table:table-row table:style-name="ro61">
          <table:table-cell office:value-type="string" table:style-name="ce187">
            <text:p>Organisation et Communication</text:p>
          </table:table-cell>
          <table:table-cell office:value-type="string" table:style-name="ce188">
            <text:p>A4APP03</text:p>
          </table:table-cell>
          <table:table-cell office:value-type="string" table:style-name="ce188">
            <text:p>30 h</text:p>
          </table:table-cell>
          <table:table-cell table:content-validation-name="val9" table:style-name="ce189"/>
          <table:table-cell table:style-name="ce190"/>
          <table:table-cell table:style-name="ce31"/>
          <table:table-cell office:value-type="string" table:style-name="ce178">
            <text:p>C++</text:p>
          </table:table-cell>
          <table:table-cell office:value-type="string" table:style-name="ce179">
            <text:p>A4APP15</text:p>
          </table:table-cell>
          <table:table-cell office:value-type="string" table:style-name="ce179">
            <text:p>24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1">
          <table:table-cell office:value-type="string" table:style-name="ce178">
            <text:p>Anglais</text:p>
          </table:table-cell>
          <table:table-cell office:value-type="string" table:style-name="ce179">
            <text:p>A4APP09</text:p>
          </table:table-cell>
          <table:table-cell office:value-type="string" table:style-name="ce179">
            <text:p>39 h</text:p>
          </table:table-cell>
          <table:table-cell table:content-validation-name="val9" table:style-name="ce180"/>
          <table:table-cell table:style-name="ce181"/>
          <table:table-cell table:style-name="ce31"/>
          <table:table-cell office:value-type="string" table:style-name="ce178">
            <text:p>Décision et analyse multicritère</text:p>
          </table:table-cell>
          <table:table-cell table:style-name="ce179"/>
          <table:table-cell office:value-type="string" table:style-name="ce179">
            <text:p>24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3">
          <table:table-cell office:value-type="string" table:style-name="ce182">
            <text:p>LV2</text:p>
          </table:table-cell>
          <table:table-cell table:style-name="ce183"/>
          <table:table-cell office:value-type="string" table:style-name="ce183">
            <text:p>30 h</text:p>
          </table:table-cell>
          <table:table-cell table:content-validation-name="val9" table:style-name="ce184"/>
          <table:table-cell table:style-name="ce185"/>
          <table:table-cell table:style-name="ce31"/>
          <table:table-cell office:value-type="string" table:style-name="ce178">
            <text:p>Gestion de Production et Ordonnancement</text:p>
          </table:table-cell>
          <table:table-cell table:style-name="ce179"/>
          <table:table-cell office:value-type="string" table:style-name="ce179">
            <text:p>24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63">
          <table:table-cell table:number-columns-repeated="6" table:style-name="ce31"/>
          <table:table-cell office:value-type="string" table:style-name="ce182">
            <text:p>Optimisation Combinatoire</text:p>
          </table:table-cell>
          <table:table-cell table:style-name="ce183"/>
          <table:table-cell office:value-type="string" table:style-name="ce183">
            <text:p>24 h</text:p>
          </table:table-cell>
          <table:table-cell table:content-validation-name="val9" table:style-name="ce180"/>
          <table:table-cell table:style-name="ce181"/>
          <table:table-cell table:number-columns-repeated="16373" table:style-name="ce31"/>
        </table:table-row>
        <table:table-row table:style-name="ro3">
          <table:table-cell office:value-type="string" table:style-name="ce195">
            <text:p>Commentaires</text:p>
          </table:table-cell>
          <table:table-cell table:number-columns-repeated="16383" table:style-name="ce31"/>
        </table:table-row>
        <table:table-row table:style-name="ro3">
          <table:table-cell table:number-columns-spanned="11" table:number-rows-spanned="5" table:style-name="ce25"/>
          <table:covered-table-cell table:number-columns-repeated="10"/>
          <table:table-cell table:style-name="ce141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1"/>
          <table:table-cell table:number-columns-repeated="16372"/>
        </table:table-row>
        <table:table-row table:style-name="ro7">
          <table:table-cell table:number-columns-repeated="12" table:style-name="ce141"/>
          <table:table-cell table:number-columns-repeated="16372"/>
        </table:table-row>
        <table:table-row table:number-rows-repeated="1048539" table:style-name="ro1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10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pt Mido</meta:initial-creator>
    <dc:creator>tuan-nam davaux</dc:creator>
    <meta:creation-date>2015-04-07T09:28:56Z</meta:creation-date>
    <dc:date>2018-05-07T19:38:21Z</dc:date>
    <meta:print-date>2016-05-10T12:40:45Z</meta:print-date>
  </office:meta>
</office:document-meta>
</file>